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48pt" style:font-name-asian="Arial" style:font-size-asian="48pt" style:font-name-complex="Arial" style:font-size-complex="48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48pt" style:font-name-asian="Arial" style:font-size-asian="48pt" style:font-name-complex="Arial" style:font-size-complex="48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48pt" style:font-name-asian="Arial" style:font-size-asian="48pt" style:font-name-complex="Arial" style:font-size-complex="4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center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text-indent="0cm" fo:line-height="200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text-indent="0cm" fo:line-height="200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text-indent="0cm" fo:line-height="2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text-indent="0cm" fo:line-height="200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text-indent="0cm" fo:line-height="200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text-indent="0cm" fo:line-height="200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text-indent="0cm" fo:line-height="200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text-indent="0cm" fo:line-height="2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text-indent="0cm" fo:line-height="200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text-indent="0cm" fo:line-height="200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text-indent="0cm" fo:line-height="200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text-indent="0cm" fo:line-height="200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text-indent="0cm" fo:line-height="200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200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200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text-indent="0cm" fo:line-height="200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text-indent="1.27cm" fo:line-height="200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text-indent="0cm" fo:line-height="2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text-indent="0cm" fo:line-height="200%" fo:margin-top="0cm" fo:margin-bottom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><text:span text:style-name="T3_1">Project</text:span><text:span text:style-name="T3_2"><text:s/>4<text:s/></text:span><text:span text:style-name="T3_3">Report</text:span></text:p>
      <text:p text:style-name="P4"><text:span text:style-name="T4_1">QT</text:span><text:span text:style-name="T4_2"><text:s/></text:span><text:span text:style-name="T4_3">demo</text:span><text:span text:style-name="T4_4"><text:s/></text:span><text:span text:style-name="T4_5">enhancement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5_1">Leif</text:span><text:span text:style-name="T15_2"><text:s/></text:span><text:span text:style-name="T15_3">Andersen</text:span><text:span text:style-name="T15_4">,<text:s/></text:span><text:span text:style-name="T15_5">Robert</text:span><text:span text:style-name="T15_6"><text:s/></text:span><text:span text:style-name="T15_7">Christensen</text:span></text:p>
      <text:p text:style-name="P16"><text:span text:style-name="T16_1">TEAM</text:span><text:span text:style-name="T16_2">:<text:s/></text:span><text:span text:style-name="T16_3">Katastrofie</text:span></text:p>
      <text:p text:style-name="P17"/>
      <text:p text:style-name="P18"><text:span text:style-name="T18_1">March</text:span><text:span text:style-name="T18_2"><text:s/>18,<text:s/>2011</text:span></text:p>
      <text:p text:style-name="P19"/>
      <text:p text:style-name="P20"/>
      <text:p text:style-name="P21"><text:span text:style-name="T21_1">Introduction</text:span></text:p>
      <text:p text:style-name="P22"><text:span text:style-name="T22_1"><text:tab/></text:span></text:p>
      <text:p text:style-name="P23"><text:span text:style-name="T23_1"><text:tab/></text:span><text:span text:style-name="T23_2">The</text:span><text:span text:style-name="T23_3"><text:s/></text:span><text:span text:style-name="T23_4">demo</text:span><text:span text:style-name="T23_5"><text:s/></text:span><text:span text:style-name="T23_6">ported</text:span><text:span text:style-name="T23_7"><text:s/></text:span><text:span text:style-name="T23_8">asteroids</text:span><text:span text:style-name="T23_9">,<text:s/></text:span><text:span text:style-name="T23_10">based</text:span><text:span text:style-name="T23_11"><text:s/></text:span><text:span text:style-name="T23_12">on</text:span><text:span text:style-name="T23_13"><text:s/></text:span><text:span text:style-name="T23_14">the</text:span><text:span text:style-name="T23_15"><text:s/></text:span><text:span text:style-name="T23_16">KAsteroids</text:span><text:span text:style-name="T23_17"><text:s/></text:span><text:span text:style-name="T23_18">project</text:span><text:span text:style-name="T23_19">,<text:s/></text:span><text:span text:style-name="T23_20">was</text:span><text:span text:style-name="T23_21"><text:s/></text:span><text:span text:style-name="T23_22">selected</text:span><text:span text:style-name="T23_23"><text:s/></text:span><text:span text:style-name="T23_24">as</text:span><text:span text:style-name="T23_25"><text:s/></text:span><text:span text:style-name="T23_26">the</text:span><text:span text:style-name="T23_27"><text:s/></text:span><text:span text:style-name="T23_28">code</text:span><text:span text:style-name="T23_29"><text:s/></text:span><text:span text:style-name="T23_30">base</text:span><text:span text:style-name="T23_31"><text:s/></text:span><text:span text:style-name="T23_32">for</text:span><text:span text:style-name="T23_33"><text:s/></text:span><text:span text:style-name="T23_34">this</text:span><text:span text:style-name="T23_35"><text:s/></text:span><text:span text:style-name="T23_36">project</text:span><text:span text:style-name="T23_37">. <text:s/></text:span><text:span text:style-name="T23_38">Ported</text:span><text:span text:style-name="T23_39"><text:s/></text:span><text:span text:style-name="T23_40">asteroids</text:span><text:span text:style-name="T23_41"><text:s/></text:span><text:span text:style-name="T23_42">is</text:span><text:span text:style-name="T23_43"><text:s/></text:span><text:span text:style-name="T23_44">a</text:span><text:span text:style-name="T23_45"><text:s/></text:span><text:span text:style-name="T23_46">version</text:span><text:span text:style-name="T23_47"><text:s/></text:span><text:span text:style-name="T23_48">of</text:span><text:span text:style-name="T23_49"><text:s/></text:span><text:span text:style-name="T23_50">the</text:span><text:span text:style-name="T23_51"><text:s/></text:span><text:span text:style-name="T23_52">classic</text:span><text:span text:style-name="T23_53"><text:s/></text:span><text:span text:style-name="T23_54">asteroids</text:span><text:span text:style-name="T23_55"><text:s/></text:span><text:span text:style-name="T23_56">game</text:span><text:span text:style-name="T23_57"><text:s/></text:span><text:span text:style-name="T23_58">using</text:span><text:span text:style-name="T23_59"><text:s/></text:span><text:span text:style-name="T23_60">the</text:span><text:span text:style-name="T23_61"><text:s/></text:span><text:span text:style-name="T23_62">QT</text:span><text:span text:style-name="T23_63"><text:s/></text:span><text:span text:style-name="T23_64">libraries</text:span><text:span text:style-name="T23_65">. <text:s/></text:span><text:span text:style-name="T23_66">A</text:span><text:span text:style-name="T23_67"><text:s/></text:span><text:span text:style-name="T23_68">single</text:span><text:span text:style-name="T23_69"><text:s/></text:span><text:span text:style-name="T23_70">ship</text:span><text:span text:style-name="T23_71"><text:s/></text:span><text:span text:style-name="T23_72">flies</text:span><text:span text:style-name="T23_73"><text:s/></text:span><text:span text:style-name="T23_74">around</text:span><text:span text:style-name="T23_75"><text:s/></text:span><text:span text:style-name="T23_76">space</text:span><text:span text:style-name="T23_77"><text:s/></text:span><text:span text:style-name="T23_78">shooting</text:span><text:span text:style-name="T23_79"><text:s/></text:span><text:span text:style-name="T23_80">asteroids</text:span><text:span text:style-name="T23_81"><text:s/></text:span><text:span text:style-name="T23_82">until</text:span><text:span text:style-name="T23_83"><text:s/></text:span><text:span text:style-name="T23_84">they</text:span><text:span text:style-name="T23_85"><text:s/></text:span><text:span text:style-name="T23_86">have</text:span><text:span text:style-name="T23_87"><text:s/></text:span><text:span text:style-name="T23_88">been</text:span><text:span text:style-name="T23_89"><text:s/></text:span><text:span text:style-name="T23_90">destroyed</text:span><text:span text:style-name="T23_91">. <text:s/></text:span><text:span text:style-name="T23_92">The</text:span><text:span text:style-name="T23_93"><text:s/></text:span><text:span text:style-name="T23_94">player</text:span><text:span text:style-name="T23_95"><text:s/></text:span><text:span text:style-name="T23_96">can</text:span><text:span text:style-name="T23_97"><text:s/></text:span><text:span text:style-name="T23_98">collect</text:span><text:span text:style-name="T23_99"><text:s/></text:span><text:span text:style-name="T23_100">power</text:span><text:span text:style-name="T23_101"><text:s/></text:span><text:span text:style-name="T23_102">ups</text:span><text:span text:style-name="T23_103"><text:s/></text:span><text:span text:style-name="T23_104">awarded</text:span><text:span text:style-name="T23_105"><text:s/></text:span><text:span text:style-name="T23_106">randomly</text:span><text:span text:style-name="T23_107"><text:s/></text:span><text:span text:style-name="T23_108">when</text:span><text:span text:style-name="T23_109"><text:s/></text:span><text:span text:style-name="T23_110">an</text:span><text:span text:style-name="T23_111"><text:s/></text:span><text:span text:style-name="T23_112">asteroid</text:span><text:span text:style-name="T23_113"><text:s/></text:span><text:span text:style-name="T23_114">is</text:span><text:span text:style-name="T23_115"><text:s/></text:span><text:span text:style-name="T23_116">destroyed</text:span><text:span text:style-name="T23_117">. <text:s/></text:span><text:span text:style-name="T23_118">Complexity</text:span><text:span text:style-name="T23_119"><text:s/></text:span><text:span text:style-name="T23_120">is</text:span><text:span text:style-name="T23_121"><text:s/></text:span><text:span text:style-name="T23_122">added</text:span><text:span text:style-name="T23_123"><text:s/></text:span><text:span text:style-name="T23_124">by</text:span><text:span text:style-name="T23_125"><text:s/></text:span><text:span text:style-name="T23_126">limiting</text:span><text:span text:style-name="T23_127"><text:s/></text:span><text:span text:style-name="T23_128">the</text:span><text:span text:style-name="T23_129"><text:s/></text:span><text:span text:style-name="T23_130">amount</text:span><text:span text:style-name="T23_131"><text:s/></text:span><text:span text:style-name="T23_132">of</text:span><text:span text:style-name="T23_133"><text:s/></text:span><text:span text:style-name="T23_134">fuel</text:span><text:span text:style-name="T23_135"><text:s/></text:span><text:span text:style-name="T23_136">a</text:span><text:span text:style-name="T23_137"><text:s/></text:span><text:span text:style-name="T23_138">ship</text:span><text:span text:style-name="T23_139"><text:s/></text:span><text:span text:style-name="T23_140">can</text:span><text:span text:style-name="T23_141"><text:s/></text:span><text:span text:style-name="T23_142">use</text:span><text:span text:style-name="T23_143">,<text:s/></text:span><text:span text:style-name="T23_144">limiting</text:span><text:span text:style-name="T23_145"><text:s/></text:span><text:span text:style-name="T23_146">how</text:span><text:span text:style-name="T23_147"><text:s/></text:span><text:span text:style-name="T23_148">much</text:span><text:span text:style-name="T23_149"><text:s/></text:span><text:span text:style-name="T23_150">the</text:span><text:span text:style-name="T23_151"><text:s/></text:span><text:span text:style-name="T23_152">ship</text:span><text:span text:style-name="T23_153">’</text:span><text:span text:style-name="T23_154">s</text:span><text:span text:style-name="T23_155"><text:s/></text:span><text:span text:style-name="T23_156">thrusters</text:span><text:span text:style-name="T23_157"><text:s/></text:span><text:span text:style-name="T23_158">can</text:span><text:span text:style-name="T23_159"><text:s/></text:span><text:span text:style-name="T23_160">be</text:span><text:span text:style-name="T23_161"><text:s/></text:span><text:span text:style-name="T23_162">used</text:span><text:span text:style-name="T23_163"><text:s/></text:span><text:span text:style-name="T23_164">throughout</text:span><text:span text:style-name="T23_165"><text:s/></text:span><text:span text:style-name="T23_166">the</text:span><text:span text:style-name="T23_167"><text:s/></text:span><text:span text:style-name="T23_168">game</text:span><text:span text:style-name="T23_169">.</text:span></text:p>
      <text:p text:style-name="P24"><text:span text:style-name="T24_1"><text:tab/></text:span><text:span text:style-name="T24_2">The</text:span><text:span text:style-name="T24_3"><text:s/></text:span><text:span text:style-name="T24_4">code</text:span><text:span text:style-name="T24_5"><text:s/></text:span><text:span text:style-name="T24_6">for</text:span><text:span text:style-name="T24_7"><text:s/></text:span><text:span text:style-name="T24_8">this</text:span><text:span text:style-name="T24_9"><text:s/></text:span><text:span text:style-name="T24_10">game</text:span><text:span text:style-name="T24_11"><text:s/></text:span><text:span text:style-name="T24_12">was</text:span><text:span text:style-name="T24_13"><text:s/></text:span><text:span text:style-name="T24_14">taken</text:span><text:span text:style-name="T24_15"><text:s/></text:span><text:span text:style-name="T24_16">from</text:span><text:span text:style-name="T24_17"><text:s/></text:span><text:span text:style-name="T24_18">the</text:span><text:span text:style-name="T24_19"><text:s/></text:span><text:span text:style-name="T24_20">the</text:span><text:span text:style-name="T24_21"><text:s/></text:span><text:span text:style-name="T24_22">graphics</text:span><text:span text:style-name="T24_23"><text:s/></text:span><text:span text:style-name="T24_24">section</text:span><text:span text:style-name="T24_25"><text:s/></text:span><text:span text:style-name="T24_26">of</text:span><text:span text:style-name="T24_27"><text:s/></text:span><text:span text:style-name="T24_28">examples</text:span><text:span text:style-name="T24_29"><text:s/></text:span><text:span text:style-name="T24_30">which</text:span><text:span text:style-name="T24_31"><text:s/></text:span><text:span text:style-name="T24_32">come</text:span><text:span text:style-name="T24_33"><text:s/></text:span><text:span text:style-name="T24_34">with</text:span><text:span text:style-name="T24_35"><text:s/></text:span><text:span text:style-name="T24_36">the</text:span><text:span text:style-name="T24_37"><text:s/></text:span><text:span text:style-name="T24_38">Qt</text:span><text:span text:style-name="T24_39"><text:s/></text:span><text:span text:style-name="T24_40">libraries</text:span><text:span text:style-name="T24_41">. <text:s/></text:span><text:span text:style-name="T24_42">The</text:span><text:span text:style-name="T24_43"><text:s/></text:span><text:span text:style-name="T24_44">implementation</text:span><text:span text:style-name="T24_45"><text:s/></text:span><text:span text:style-name="T24_46">of</text:span><text:span text:style-name="T24_47"><text:s/></text:span><text:span text:style-name="T24_48">the</text:span><text:span text:style-name="T24_49"><text:s/></text:span><text:span text:style-name="T24_50">game</text:span><text:span text:style-name="T24_51"><text:s/></text:span><text:span text:style-name="T24_52">was</text:span><text:span text:style-name="T24_53"><text:s/></text:span><text:span text:style-name="T24_54">very</text:span><text:span text:style-name="T24_55"><text:s/></text:span><text:span text:style-name="T24_56">basic</text:span><text:span text:style-name="T24_57"><text:s/></text:span><text:span text:style-name="T24_58">and</text:span><text:span text:style-name="T24_59"><text:s/></text:span><text:span text:style-name="T24_60">straight</text:span><text:span text:style-name="T24_61"><text:s/></text:span><text:span text:style-name="T24_62">forward</text:span><text:span text:style-name="T24_63">. <text:s/></text:span><text:span text:style-name="T24_64">However</text:span><text:span text:style-name="T24_65">,<text:s/></text:span><text:span text:style-name="T24_66">the</text:span><text:span text:style-name="T24_67"><text:s/></text:span><text:span text:style-name="T24_68">project</text:span><text:span text:style-name="T24_69"><text:s/></text:span><text:span text:style-name="T24_70">did</text:span><text:span text:style-name="T24_71"><text:s/></text:span><text:span text:style-name="T24_72">not</text:span><text:span text:style-name="T24_73"><text:s/></text:span><text:span text:style-name="T24_74">separate</text:span><text:span text:style-name="T24_75"><text:s/></text:span><text:span text:style-name="T24_76">different</text:span><text:span text:style-name="T24_77"><text:s/></text:span><text:span text:style-name="T24_78">parts</text:span><text:span text:style-name="T24_79"><text:s/></text:span><text:span text:style-name="T24_80">of</text:span><text:span text:style-name="T24_81"><text:s/></text:span><text:span text:style-name="T24_82">the</text:span><text:span text:style-name="T24_83"><text:s/></text:span><text:span text:style-name="T24_84">code</text:span><text:span text:style-name="T24_85"><text:s/></text:span><text:span text:style-name="T24_86">very</text:span><text:span text:style-name="T24_87"><text:s/></text:span><text:span text:style-name="T24_88">well</text:span><text:span text:style-name="T24_89">. <text:s/></text:span><text:span text:style-name="T24_90">The</text:span><text:span text:style-name="T24_91"><text:s/></text:span><text:span text:style-name="T24_92">game</text:span><text:span text:style-name="T24_93"><text:s/></text:span><text:span text:style-name="T24_94">logic</text:span><text:span text:style-name="T24_95"><text:s/></text:span><text:span text:style-name="T24_96">and</text:span><text:span text:style-name="T24_97"><text:s/></text:span><text:span text:style-name="T24_98">the</text:span><text:span text:style-name="T24_99"><text:s/></text:span><text:span text:style-name="T24_100">view</text:span><text:span text:style-name="T24_101"><text:s/></text:span><text:span text:style-name="T24_102">of</text:span><text:span text:style-name="T24_103"><text:s/></text:span><text:span text:style-name="T24_104">the</text:span><text:span text:style-name="T24_105"><text:s/></text:span><text:span text:style-name="T24_106">game</text:span><text:span text:style-name="T24_107"><text:s/></text:span><text:span text:style-name="T24_108">are</text:span><text:span text:style-name="T24_109"><text:s/></text:span><text:span text:style-name="T24_110">often</text:span><text:span text:style-name="T24_111"><text:s/></text:span><text:span text:style-name="T24_112">blended</text:span><text:span text:style-name="T24_113"><text:s/></text:span><text:span text:style-name="T24_114">making</text:span><text:span text:style-name="T24_115"><text:s/></text:span><text:span text:style-name="T24_116">it</text:span><text:span text:style-name="T24_117"><text:s/></text:span><text:span text:style-name="T24_118">difficult</text:span><text:span text:style-name="T24_119"><text:s/></text:span><text:span text:style-name="T24_120">to</text:span><text:span text:style-name="T24_121"><text:s/></text:span><text:span text:style-name="T24_122">modify</text:span><text:span text:style-name="T24_123"><text:s/></text:span><text:span text:style-name="T24_124">at</text:span><text:span text:style-name="T24_125"><text:s/></text:span><text:span text:style-name="T24_126">times</text:span><text:span text:style-name="T24_127">. <text:s/></text:span><text:span text:style-name="T24_128">Modifying</text:span><text:span text:style-name="T24_129"><text:s/></text:span><text:span text:style-name="T24_130">this</text:span><text:span text:style-name="T24_131"><text:s/></text:span><text:span text:style-name="T24_132">structure</text:span><text:span text:style-name="T24_133"><text:s/></text:span><text:span text:style-name="T24_134">became</text:span><text:span text:style-name="T24_135"><text:s/></text:span><text:span text:style-name="T24_136">important</text:span><text:span text:style-name="T24_137"><text:s/></text:span><text:span text:style-name="T24_138">to</text:span><text:span text:style-name="T24_139"><text:s/></text:span><text:span text:style-name="T24_140">make</text:span><text:span text:style-name="T24_141"><text:s/></text:span><text:span text:style-name="T24_142">the</text:span><text:span text:style-name="T24_143"><text:s/></text:span><text:span text:style-name="T24_144">desired</text:span><text:span text:style-name="T24_145"><text:s/></text:span><text:span text:style-name="T24_146">modifications</text:span><text:span text:style-name="T24_147">.</text:span></text:p>
      <text:p text:style-name="P25"/>
      <text:p text:style-name="P26"><text:span text:style-name="T26_1">Planned</text:span><text:span text:style-name="T26_2"><text:s/></text:span><text:span text:style-name="T26_3">Features</text:span></text:p>
      <text:p text:style-name="P27"><text:span text:style-name="T27_1"><text:tab/></text:span><text:span text:style-name="T27_2">All</text:span><text:span text:style-name="T27_3"><text:s/></text:span><text:span text:style-name="T27_4">enthusiastic</text:span><text:span text:style-name="T27_5"><text:s/></text:span><text:span text:style-name="T27_6">gamers</text:span><text:span text:style-name="T27_7"><text:s/></text:span><text:span text:style-name="T27_8">understand</text:span><text:span text:style-name="T27_9"><text:s/></text:span><text:span text:style-name="T27_10">how</text:span><text:span text:style-name="T27_11"><text:s/></text:span><text:span text:style-name="T27_12">much</text:span><text:span text:style-name="T27_13"><text:s/></text:span><text:span text:style-name="T27_14">fun</text:span><text:span text:style-name="T27_15"><text:s/></text:span><text:span text:style-name="T27_16">two</text:span><text:span text:style-name="T27_17"><text:s/></text:span><text:span text:style-name="T27_18">player</text:span><text:span text:style-name="T27_19"><text:s/></text:span><text:span text:style-name="T27_20">computer</text:span><text:span text:style-name="T27_21"><text:s/></text:span><text:span text:style-name="T27_22">games</text:span><text:span text:style-name="T27_23"><text:s/></text:span><text:span text:style-name="T27_24">can</text:span><text:span text:style-name="T27_25"><text:s/></text:span><text:span text:style-name="T27_26">be</text:span><text:span text:style-name="T27_27">. <text:s/></text:span><text:span text:style-name="T27_28">The</text:span><text:span text:style-name="T27_29"><text:s/></text:span><text:span text:style-name="T27_30">only</text:span><text:span text:style-name="T27_31"><text:s/></text:span><text:span text:style-name="T27_32">thing</text:span><text:span text:style-name="T27_33"><text:s/></text:span><text:span text:style-name="T27_34">better</text:span><text:span text:style-name="T27_35"><text:s/></text:span><text:span text:style-name="T27_36">than</text:span><text:span text:style-name="T27_37"><text:s/></text:span><text:span text:style-name="T27_38">a</text:span><text:span text:style-name="T27_39"><text:s/></text:span><text:span text:style-name="T27_40">computer</text:span><text:span text:style-name="T27_41"><text:s/></text:span><text:span text:style-name="T27_42">game</text:span><text:span text:style-name="T27_43"><text:s/></text:span><text:span text:style-name="T27_44">is</text:span><text:span text:style-name="T27_45"><text:s/></text:span><text:span text:style-name="T27_46">a</text:span><text:span text:style-name="T27_47"><text:s/></text:span><text:span text:style-name="T27_48">computer</text:span><text:span text:style-name="T27_49"><text:s/></text:span><text:span text:style-name="T27_50">game</text:span><text:span text:style-name="T27_51"><text:s/></text:span><text:span text:style-name="T27_52">that</text:span><text:span text:style-name="T27_53"><text:s/></text:span><text:span text:style-name="T27_54">is</text:span><text:span text:style-name="T27_55"><text:s/></text:span><text:span text:style-name="T27_56">multi</text:span><text:span text:style-name="T27_57">-</text:span><text:span text:style-name="T27_58">player</text:span><text:span text:style-name="T27_59">. <text:s/></text:span><text:span text:style-name="T27_60">In</text:span><text:span text:style-name="T27_61"><text:s/></text:span><text:span text:style-name="T27_62">order</text:span><text:span text:style-name="T27_63"><text:s/></text:span><text:span text:style-name="T27_64">to</text:span><text:span text:style-name="T27_65"><text:s/></text:span><text:span text:style-name="T27_66">bring</text:span><text:span text:style-name="T27_67"><text:s/></text:span><text:span text:style-name="T27_68">the</text:span><text:span text:style-name="T27_69"><text:s/></text:span><text:span text:style-name="T27_70">ported</text:span><text:span text:style-name="T27_71"><text:s/></text:span><text:span text:style-name="T27_72">asteroids</text:span><text:span text:style-name="T27_73"><text:s/></text:span><text:span text:style-name="T27_74">game</text:span><text:span text:style-name="T27_75"><text:s/></text:span><text:span text:style-name="T27_76">out</text:span><text:span text:style-name="T27_77"><text:s/></text:span><text:span text:style-name="T27_78">of</text:span><text:span text:style-name="T27_79"><text:s/></text:span><text:span text:style-name="T27_80">the</text:span><text:span text:style-name="T27_81"><text:s/></text:span><text:span text:style-name="T27_82">era</text:span><text:span text:style-name="T27_83"><text:s/></text:span><text:span text:style-name="T27_84">where</text:span><text:span text:style-name="T27_85"><text:s/></text:span><text:span text:style-name="T27_86">individual</text:span><text:span text:style-name="T27_87"><text:s/></text:span><text:span text:style-name="T27_88">players</text:span><text:span text:style-name="T27_89"><text:s/></text:span><text:span text:style-name="T27_90">play</text:span><text:span text:style-name="T27_91"><text:s/></text:span><text:span text:style-name="T27_92">the</text:span><text:span text:style-name="T27_93"><text:s/></text:span><text:span text:style-name="T27_94">game</text:span><text:span text:style-name="T27_95"><text:s/></text:span><text:span text:style-name="T27_96">in</text:span><text:span text:style-name="T27_97"><text:s/></text:span><text:span text:style-name="T27_98">their</text:span><text:span text:style-name="T27_99"><text:s/></text:span><text:span text:style-name="T27_100">mother</text:span><text:span text:style-name="T27_101">’</text:span><text:span text:style-name="T27_102">s</text:span><text:span text:style-name="T27_103"><text:s/></text:span><text:span text:style-name="T27_104">basement</text:span><text:span text:style-name="T27_105"><text:s/></text:span><text:span text:style-name="T27_106">and</text:span><text:span text:style-name="T27_107"><text:s/></text:span><text:span text:style-name="T27_108">into</text:span><text:span text:style-name="T27_109"><text:s/></text:span><text:span text:style-name="T27_110">the</text:span><text:span text:style-name="T27_111"><text:s/></text:span><text:span text:style-name="T27_112">era</text:span><text:span text:style-name="T27_113"><text:s/></text:span><text:span text:style-name="T27_114">of</text:span><text:span text:style-name="T27_115"><text:s/></text:span><text:span text:style-name="T27_116">gaming</text:span><text:span text:style-name="T27_117"><text:s/></text:span><text:span text:style-name="T27_118">with</text:span><text:span text:style-name="T27_119"><text:s/></text:span><text:span text:style-name="T27_120">a</text:span><text:span text:style-name="T27_121"><text:s/></text:span><text:span text:style-name="T27_122">friend</text:span><text:span text:style-name="T27_123">,<text:s/></text:span><text:span text:style-name="T27_124">a</text:span><text:span text:style-name="T27_125"><text:s/></text:span><text:span text:style-name="T27_126">two</text:span><text:span text:style-name="T27_127"><text:s/></text:span><text:span text:style-name="T27_128">player</text:span><text:span text:style-name="T27_129"><text:s/></text:span><text:span text:style-name="T27_130">mode</text:span><text:span text:style-name="T27_131"><text:s/></text:span><text:span text:style-name="T27_132">was</text:span><text:span text:style-name="T27_133"><text:s/></text:span><text:span text:style-name="T27_134">planned</text:span><text:span text:style-name="T27_135">. <text:s/></text:span><text:span text:style-name="T27_136">It</text:span><text:span text:style-name="T27_137"><text:s/></text:span><text:span text:style-name="T27_138">was</text:span><text:span text:style-name="T27_139"><text:s/></text:span><text:span text:style-name="T27_140">planned</text:span><text:span text:style-name="T27_141"><text:s/></text:span><text:span text:style-name="T27_142">that</text:span><text:span text:style-name="T27_143"><text:s/></text:span><text:span text:style-name="T27_144">multi</text:span><text:span text:style-name="T27_145">-</text:span><text:span text:style-name="T27_146">player</text:span><text:span text:style-name="T27_147"><text:s/></text:span><text:span text:style-name="T27_148">on</text:span><text:span text:style-name="T27_149"><text:s/></text:span><text:span text:style-name="T27_150">a</text:span><text:span text:style-name="T27_151"><text:s/></text:span><text:span text:style-name="T27_152">single</text:span><text:span text:style-name="T27_153"><text:s/></text:span><text:span text:style-name="T27_154">computer</text:span><text:span text:style-name="T27_155"><text:s/></text:span><text:span text:style-name="T27_156">would</text:span><text:span text:style-name="T27_157"><text:s/></text:span><text:span text:style-name="T27_158">be</text:span><text:span text:style-name="T27_159"><text:s/></text:span><text:span text:style-name="T27_160">implemented</text:span><text:span text:style-name="T27_161"><text:s/></text:span><text:span text:style-name="T27_162">first</text:span><text:span text:style-name="T27_163"><text:s/></text:span><text:span text:style-name="T27_164">and</text:span><text:span text:style-name="T27_165"><text:s/></text:span><text:span text:style-name="T27_166">if</text:span><text:span text:style-name="T27_167"><text:s/></text:span><text:span text:style-name="T27_168">time</text:span><text:span text:style-name="T27_169"><text:s/></text:span><text:span text:style-name="T27_170">permitted</text:span><text:span text:style-name="T27_171"><text:s/></text:span><text:span text:style-name="T27_172">network</text:span><text:span text:style-name="T27_173"><text:s/></text:span><text:span text:style-name="T27_174">multi</text:span><text:span text:style-name="T27_175">-</text:span><text:span text:style-name="T27_176">player</text:span><text:span text:style-name="T27_177"><text:s/></text:span><text:span text:style-name="T27_178">could</text:span><text:span text:style-name="T27_179"><text:s/></text:span><text:span text:style-name="T27_180">be</text:span><text:span text:style-name="T27_181"><text:s/></text:span><text:span text:style-name="T27_182">investigated</text:span><text:span text:style-name="T27_183">.</text:span></text:p>
      <text:p text:style-name="P28"><text:span text:style-name="T28_1"><text:tab/></text:span><text:span text:style-name="T28_2">In</text:span><text:span text:style-name="T28_3"><text:s/></text:span><text:span text:style-name="T28_4">order</text:span><text:span text:style-name="T28_5"><text:s/></text:span><text:span text:style-name="T28_6">to</text:span><text:span text:style-name="T28_7"><text:s/></text:span><text:span text:style-name="T28_8">implement</text:span><text:span text:style-name="T28_9"><text:s/></text:span><text:span text:style-name="T28_10">a</text:span><text:span text:style-name="T28_11"><text:s/></text:span><text:span text:style-name="T28_12">two</text:span><text:span text:style-name="T28_13">-</text:span><text:span text:style-name="T28_14">player</text:span><text:span text:style-name="T28_15"><text:s/></text:span><text:span text:style-name="T28_16">mode</text:span><text:span text:style-name="T28_17"><text:s/></text:span><text:span text:style-name="T28_18">on</text:span><text:span text:style-name="T28_19"><text:s/></text:span><text:span text:style-name="T28_20">a</text:span><text:span text:style-name="T28_21"><text:s/></text:span><text:span text:style-name="T28_22">single</text:span><text:span text:style-name="T28_23"><text:s/></text:span><text:span text:style-name="T28_24">computer</text:span><text:span text:style-name="T28_25"><text:s/></text:span><text:span text:style-name="T28_26">several</text:span><text:span text:style-name="T28_27"><text:s/></text:span><text:span text:style-name="T28_28">gui</text:span><text:span text:style-name="T28_29"><text:s/></text:span><text:span text:style-name="T28_30">changes</text:span><text:span text:style-name="T28_31"><text:s/></text:span><text:span text:style-name="T28_32">were</text:span><text:span text:style-name="T28_33"><text:s/></text:span><text:span text:style-name="T28_34">planned</text:span><text:span text:style-name="T28_35">. <text:s/></text:span><text:span text:style-name="T28_36">Indicators</text:span><text:span text:style-name="T28_37"><text:s/></text:span><text:span text:style-name="T28_38">for</text:span><text:span text:style-name="T28_39"><text:s/></text:span><text:span text:style-name="T28_40">the</text:span><text:span text:style-name="T28_41"><text:s/></text:span><text:span text:style-name="T28_42">second</text:span><text:span text:style-name="T28_43"><text:s/></text:span><text:span text:style-name="T28_44">players</text:span><text:span text:style-name="T28_45"><text:s/></text:span><text:span text:style-name="T28_46">status</text:span><text:span text:style-name="T28_47">,<text:s/></text:span><text:span text:style-name="T28_48">such</text:span><text:span text:style-name="T28_49"><text:s/></text:span><text:span text:style-name="T28_50">as</text:span><text:span text:style-name="T28_51"><text:s/></text:span><text:span text:style-name="T28_52">points</text:span><text:span text:style-name="T28_53"><text:s/></text:span><text:span text:style-name="T28_54">or</text:span><text:span text:style-name="T28_55"><text:s/></text:span><text:span text:style-name="T28_56">current</text:span><text:span text:style-name="T28_57"><text:s/></text:span><text:span text:style-name="T28_58">fuel</text:span><text:span text:style-name="T28_59"><text:s/></text:span><text:span text:style-name="T28_60">levels</text:span><text:span text:style-name="T28_61">,<text:s/></text:span><text:span text:style-name="T28_62">would</text:span><text:span text:style-name="T28_63"><text:s/></text:span><text:span text:style-name="T28_64">have</text:span><text:span text:style-name="T28_65"><text:s/></text:span><text:span text:style-name="T28_66">to</text:span><text:span text:style-name="T28_67"><text:s/></text:span><text:span text:style-name="T28_68">be</text:span><text:span text:style-name="T28_69"><text:s/></text:span><text:span text:style-name="T28_70">added</text:span><text:span text:style-name="T28_71"><text:s/></text:span><text:span text:style-name="T28_72">to</text:span><text:span text:style-name="T28_73"><text:s/></text:span><text:span text:style-name="T28_74">the</text:span><text:span text:style-name="T28_75"><text:s/></text:span><text:span text:style-name="T28_76">main</text:span><text:span text:style-name="T28_77"><text:s/></text:span><text:span text:style-name="T28_78">window</text:span><text:span text:style-name="T28_79">.</text:span></text:p>
      <text:p text:style-name="P29"><text:span text:style-name="T29_1"><text:tab/></text:span><text:span text:style-name="T29_2">Some</text:span><text:span text:style-name="T29_3"><text:s/></text:span><text:span text:style-name="T29_4">gamers</text:span><text:span text:style-name="T29_5"><text:s/></text:span><text:span text:style-name="T29_6">also</text:span><text:span text:style-name="T29_7"><text:s/></text:span><text:span text:style-name="T29_8">like</text:span><text:span text:style-name="T29_9"><text:s/></text:span><text:span text:style-name="T29_10">to</text:span><text:span text:style-name="T29_11"><text:s/></text:span><text:span text:style-name="T29_12">play</text:span><text:span text:style-name="T29_13"><text:s/></text:span><text:span text:style-name="T29_14">their</text:span><text:span text:style-name="T29_15"><text:s/></text:span><text:span text:style-name="T29_16">games</text:span><text:span text:style-name="T29_17"><text:s/></text:span><text:span text:style-name="T29_18">using</text:span><text:span text:style-name="T29_19"><text:s/></text:span><text:span text:style-name="T29_20">their</text:span><text:span text:style-name="T29_21"><text:s/></text:span><text:span text:style-name="T29_22">own</text:span><text:span text:style-name="T29_23"><text:s/></text:span><text:span text:style-name="T29_24">special</text:span><text:span text:style-name="T29_25"><text:s/></text:span><text:span text:style-name="T29_26">custom</text:span><text:span text:style-name="T29_27"><text:s/></text:span><text:span text:style-name="T29_28">controls</text:span><text:span text:style-name="T29_29"><text:s/></text:span><text:span text:style-name="T29_30">which</text:span><text:span text:style-name="T29_31"><text:s/></text:span><text:span text:style-name="T29_32">they</text:span><text:span text:style-name="T29_33"><text:s/></text:span><text:span text:style-name="T29_34">feel</text:span><text:span text:style-name="T29_35"><text:s/></text:span><text:span text:style-name="T29_36">can</text:span><text:span text:style-name="T29_37"><text:s/></text:span><text:span text:style-name="T29_38">help</text:span><text:span text:style-name="T29_39"><text:s/></text:span><text:span text:style-name="T29_40">them</text:span><text:span text:style-name="T29_41"><text:s/></text:span><text:span text:style-name="T29_42">achieve</text:span><text:span text:style-name="T29_43"><text:s/></text:span><text:span text:style-name="T29_44">more</text:span><text:span text:style-name="T29_45"><text:s/></text:span><text:span text:style-name="T29_46">points</text:span><text:span text:style-name="T29_47"><text:s/></text:span><text:span text:style-name="T29_48">than</text:span><text:span text:style-name="T29_49"><text:s/></text:span><text:span text:style-name="T29_50">their</text:span><text:span text:style-name="T29_51"><text:s/></text:span><text:span text:style-name="T29_52">rivals</text:span><text:span text:style-name="T29_53">. <text:s/></text:span><text:span text:style-name="T29_54">To</text:span><text:span text:style-name="T29_55"><text:s/></text:span><text:span text:style-name="T29_56">accommodate</text:span><text:span text:style-name="T29_57"><text:s/></text:span><text:span text:style-name="T29_58">this</text:span><text:span text:style-name="T29_59"><text:s/></text:span><text:span text:style-name="T29_60">into</text:span><text:span text:style-name="T29_61"><text:s/></text:span><text:span text:style-name="T29_62">the</text:span><text:span text:style-name="T29_63"><text:s/></text:span><text:span text:style-name="T29_64">current</text:span><text:span text:style-name="T29_65"><text:s/></text:span><text:span text:style-name="T29_66">project</text:span><text:span text:style-name="T29_67"><text:s/></text:span><text:span text:style-name="T29_68">it</text:span><text:span text:style-name="T29_69"><text:s/></text:span><text:span text:style-name="T29_70">was</text:span><text:span text:style-name="T29_71"><text:s/></text:span><text:span text:style-name="T29_72">decided</text:span><text:span text:style-name="T29_73"><text:s/></text:span><text:span text:style-name="T29_74">to</text:span><text:span text:style-name="T29_75"><text:s/></text:span><text:span text:style-name="T29_76">create</text:span><text:span text:style-name="T29_77"><text:s/></text:span><text:span text:style-name="T29_78">a</text:span><text:span text:style-name="T29_79"><text:s/></text:span><text:span text:style-name="T29_80">settings</text:span><text:span text:style-name="T29_81"><text:s/></text:span><text:span text:style-name="T29_82">window</text:span><text:span text:style-name="T29_83"><text:s/></text:span><text:span text:style-name="T29_84">where</text:span><text:span text:style-name="T29_85"><text:s/></text:span><text:span text:style-name="T29_86">common</text:span><text:span text:style-name="T29_87"><text:s/></text:span><text:span text:style-name="T29_88">controls</text:span><text:span text:style-name="T29_89"><text:s/></text:span><text:span text:style-name="T29_90">can</text:span><text:span text:style-name="T29_91"><text:s/></text:span><text:span text:style-name="T29_92">be</text:span><text:span text:style-name="T29_93"><text:s/></text:span><text:span text:style-name="T29_94">changed</text:span><text:span text:style-name="T29_95"><text:s/></text:span><text:span text:style-name="T29_96">during</text:span><text:span text:style-name="T29_97"><text:s/></text:span><text:span text:style-name="T29_98">the</text:span><text:span text:style-name="T29_99"><text:s/></text:span><text:span text:style-name="T29_100">game</text:span><text:span text:style-name="T29_101">. <text:s/></text:span><text:span text:style-name="T29_102">The</text:span><text:span text:style-name="T29_103"><text:s/></text:span><text:span text:style-name="T29_104">settings</text:span><text:span text:style-name="T29_105"><text:s/></text:span><text:span text:style-name="T29_106">window</text:span><text:span text:style-name="T29_107"><text:s/></text:span><text:span text:style-name="T29_108">should</text:span><text:span text:style-name="T29_109"><text:s/></text:span><text:span text:style-name="T29_110">allow</text:span><text:span text:style-name="T29_111"><text:s/></text:span><text:span text:style-name="T29_112">the</text:span><text:span text:style-name="T29_113"><text:s/></text:span><text:span text:style-name="T29_114">players</text:span><text:span text:style-name="T29_115"><text:s/></text:span><text:span text:style-name="T29_116">to</text:span><text:span text:style-name="T29_117"><text:s/></text:span><text:span text:style-name="T29_118">dynamically</text:span><text:span text:style-name="T29_119"><text:s/></text:span><text:span text:style-name="T29_120">change</text:span><text:span text:style-name="T29_121"><text:s/></text:span><text:span text:style-name="T29_122">their</text:span><text:span text:style-name="T29_123"><text:s/></text:span><text:span text:style-name="T29_124">key</text:span><text:span text:style-name="T29_125"><text:s/></text:span><text:span text:style-name="T29_126">bindings</text:span><text:span text:style-name="T29_127"><text:s/></text:span><text:span text:style-name="T29_128">in</text:span><text:span text:style-name="T29_129"><text:s/></text:span><text:span text:style-name="T29_130">the</text:span><text:span text:style-name="T29_131"><text:s/></text:span><text:span text:style-name="T29_132">middle</text:span><text:span text:style-name="T29_133"><text:s/></text:span><text:span text:style-name="T29_134">of</text:span><text:span text:style-name="T29_135"><text:s/></text:span><text:span text:style-name="T29_136">a</text:span><text:span text:style-name="T29_137"><text:s/></text:span><text:span text:style-name="T29_138">game</text:span><text:span text:style-name="T29_139">.</text:span></text:p>
      <text:p text:style-name="P30"/>
      <text:p text:style-name="P31"><text:span text:style-name="T31_1">Description</text:span><text:span text:style-name="T31_2"><text:s/></text:span><text:span text:style-name="T31_3">of</text:span><text:span text:style-name="T31_4"><text:s/></text:span><text:span text:style-name="T31_5">What</text:span><text:span text:style-name="T31_6"><text:s/></text:span><text:span text:style-name="T31_7">was</text:span><text:span text:style-name="T31_8"><text:s/></text:span><text:span text:style-name="T31_9">Accomplished</text:span></text:p>
      <text:p text:style-name="P32"><text:span text:style-name="T32_1"><text:s text:c="8"/><text:tab/></text:span><text:span text:style-name="T32_2">The</text:span><text:span text:style-name="T32_3"><text:s/></text:span><text:span text:style-name="T32_4">significant</text:span><text:span text:style-name="T32_5"><text:s/></text:span><text:span text:style-name="T32_6">features</text:span><text:span text:style-name="T32_7"><text:s/></text:span><text:span text:style-name="T32_8">we</text:span><text:span text:style-name="T32_9"><text:s/></text:span><text:span text:style-name="T32_10">planned</text:span><text:span text:style-name="T32_11"><text:s/></text:span><text:span text:style-name="T32_12">to</text:span><text:span text:style-name="T32_13"><text:s/></text:span><text:span text:style-name="T32_14">add</text:span><text:span text:style-name="T32_15"><text:s/></text:span><text:span text:style-name="T32_16">to</text:span><text:span text:style-name="T32_17"><text:s/></text:span><text:span text:style-name="T32_18">the</text:span><text:span text:style-name="T32_19"><text:s/></text:span><text:span text:style-name="T32_20">project</text:span><text:span text:style-name="T32_21"><text:s/></text:span><text:span text:style-name="T32_22">were</text:span><text:span text:style-name="T32_23"><text:s/></text:span><text:span text:style-name="T32_24">successfully</text:span><text:span text:style-name="T32_25"><text:s/></text:span><text:span text:style-name="T32_26">implemented</text:span><text:span text:style-name="T32_27"><text:s/></text:span><text:span text:style-name="T32_28">with</text:span><text:span text:style-name="T32_29"><text:s/></text:span><text:span text:style-name="T32_30">the</text:span><text:span text:style-name="T32_31"><text:s/></text:span><text:span text:style-name="T32_32">exception</text:span><text:span text:style-name="T32_33"><text:s/></text:span><text:span text:style-name="T32_34">of</text:span><text:span text:style-name="T32_35"><text:s/></text:span><text:span text:style-name="T32_36">network</text:span><text:span text:style-name="T32_37"><text:s/></text:span><text:span text:style-name="T32_38">multi</text:span><text:span text:style-name="T32_39">-</text:span><text:span text:style-name="T32_40">player</text:span><text:span text:style-name="T32_41">. <text:s/></text:span><text:span text:style-name="T32_42">Since</text:span><text:span text:style-name="T32_43"><text:s/></text:span><text:span text:style-name="T32_44">network</text:span><text:span text:style-name="T32_45"><text:s/></text:span><text:span text:style-name="T32_46">play</text:span><text:span text:style-name="T32_47"><text:s/></text:span><text:span text:style-name="T32_48">was</text:span><text:span text:style-name="T32_49"><text:s/></text:span><text:span text:style-name="T32_50">more</text:span><text:span text:style-name="T32_51"><text:s/></text:span><text:span text:style-name="T32_52">of</text:span><text:span text:style-name="T32_53"><text:s/></text:span><text:span text:style-name="T32_54">an</text:span><text:span text:style-name="T32_55"><text:s/></text:span><text:span text:style-name="T32_56">extension</text:span><text:span text:style-name="T32_57"><text:s/></text:span><text:span text:style-name="T32_58">to</text:span><text:span text:style-name="T32_59"><text:s/></text:span><text:span text:style-name="T32_60">one</text:span><text:span text:style-name="T32_61"><text:s/></text:span><text:span text:style-name="T32_62">of</text:span><text:span text:style-name="T32_63"><text:s/></text:span><text:span text:style-name="T32_64">the</text:span><text:span text:style-name="T32_65"><text:s/></text:span><text:span text:style-name="T32_66">features</text:span><text:span text:style-name="T32_67">,<text:s/></text:span><text:span text:style-name="T32_68">and</text:span><text:span text:style-name="T32_69"><text:s/></text:span><text:span text:style-name="T32_70">was</text:span><text:span text:style-name="T32_71"><text:s/></text:span><text:span text:style-name="T32_72">only</text:span><text:span text:style-name="T32_73"><text:s/></text:span><text:span text:style-name="T32_74">planned</text:span><text:span text:style-name="T32_75"><text:s/></text:span><text:span text:style-name="T32_76">for</text:span><text:span text:style-name="T32_77"><text:s/></text:span><text:span text:style-name="T32_78">R</text:span><text:span text:style-name="T32_79">&amp;</text:span><text:span text:style-name="T32_80">D</text:span><text:span text:style-name="T32_81"><text:s/></text:span><text:span text:style-name="T32_82">anyway</text:span><text:span text:style-name="T32_83">,<text:s/></text:span><text:span text:style-name="T32_84">with</text:span><text:span text:style-name="T32_85"><text:s/></text:span><text:span text:style-name="T32_86">only</text:span><text:span text:style-name="T32_87"><text:s/></text:span><text:span text:style-name="T32_88">a</text:span><text:span text:style-name="T32_89"><text:s/></text:span><text:span text:style-name="T32_90">slight</text:span><text:span text:style-name="T32_91"><text:s/></text:span><text:span text:style-name="T32_92">possibility</text:span><text:span text:style-name="T32_93"><text:s/></text:span><text:span text:style-name="T32_94">of</text:span><text:span text:style-name="T32_95"><text:s/></text:span><text:span text:style-name="T32_96">actually</text:span><text:span text:style-name="T32_97"><text:s/></text:span><text:span text:style-name="T32_98">being</text:span><text:span text:style-name="T32_99"><text:s/></text:span><text:span text:style-name="T32_100">implemented</text:span><text:span text:style-name="T32_101">,<text:s/></text:span><text:span text:style-name="T32_102">it</text:span><text:span text:style-name="T32_103"><text:s/></text:span><text:span text:style-name="T32_104">is</text:span><text:span text:style-name="T32_105"><text:s/></text:span><text:span text:style-name="T32_106">not</text:span><text:span text:style-name="T32_107"><text:s/></text:span><text:span text:style-name="T32_108">a</text:span><text:span text:style-name="T32_109"><text:s/></text:span><text:span text:style-name="T32_110">failure</text:span><text:span text:style-name="T32_111"><text:s/></text:span><text:span text:style-name="T32_112">to</text:span><text:span text:style-name="T32_113"><text:s/></text:span><text:span text:style-name="T32_114">not</text:span><text:span text:style-name="T32_115"><text:s/></text:span><text:span text:style-name="T32_116">complete</text:span><text:span text:style-name="T32_117"><text:s/></text:span><text:span text:style-name="T32_118">this</text:span><text:span text:style-name="T32_119"><text:s/></text:span><text:span text:style-name="T32_120">feature</text:span><text:span text:style-name="T32_121">.</text:span></text:p>
      <text:p text:style-name="P33"><text:span text:style-name="T33_1"><text:s text:c="8"/><text:tab/></text:span><text:span text:style-name="T33_2">Adding</text:span><text:span text:style-name="T33_3"><text:s/></text:span><text:span text:style-name="T33_4">multi</text:span><text:span text:style-name="T33_5">-</text:span><text:span text:style-name="T33_6">player</text:span><text:span text:style-name="T33_7"><text:s/></text:span><text:span text:style-name="T33_8">to</text:span><text:span text:style-name="T33_9"><text:s/></text:span><text:span text:style-name="T33_10">the</text:span><text:span text:style-name="T33_11"><text:s/></text:span><text:span text:style-name="T33_12">game</text:span><text:span text:style-name="T33_13"><text:s/></text:span><text:span text:style-name="T33_14">required</text:span><text:span text:style-name="T33_15"><text:s/></text:span><text:span text:style-name="T33_16">more</text:span><text:span text:style-name="T33_17"><text:s/></text:span><text:span text:style-name="T33_18">significant</text:span><text:span text:style-name="T33_19"><text:s/></text:span><text:span text:style-name="T33_20">changes</text:span><text:span text:style-name="T33_21"><text:s/></text:span><text:span text:style-name="T33_22">than</text:span><text:span text:style-name="T33_23"><text:s/></text:span><text:span text:style-name="T33_24">originally</text:span><text:span text:style-name="T33_25"><text:s/></text:span><text:span text:style-name="T33_26">thought</text:span><text:span text:style-name="T33_27">. <text:s/></text:span><text:span text:style-name="T33_28">Code</text:span><text:span text:style-name="T33_29"><text:s/></text:span><text:span text:style-name="T33_30">had</text:span><text:span text:style-name="T33_31"><text:s/></text:span><text:span text:style-name="T33_32">to</text:span><text:span text:style-name="T33_33"><text:s/></text:span><text:span text:style-name="T33_34">be</text:span><text:span text:style-name="T33_35"><text:s/></text:span><text:span text:style-name="T33_36">reorganized</text:span><text:span text:style-name="T33_37"><text:s/></text:span><text:span text:style-name="T33_38">to</text:span><text:span text:style-name="T33_39"><text:s/></text:span><text:span text:style-name="T33_40">keep</text:span><text:span text:style-name="T33_41"><text:s/></text:span><text:span text:style-name="T33_42">track</text:span><text:span text:style-name="T33_43"><text:s/></text:span><text:span text:style-name="T33_44">of</text:span><text:span text:style-name="T33_45"><text:s/></text:span><text:span text:style-name="T33_46">two</text:span><text:span text:style-name="T33_47"><text:s/></text:span><text:span text:style-name="T33_48">players</text:span><text:span text:style-name="T33_49">. <text:s/></text:span><text:span text:style-name="T33_50">To</text:span><text:span text:style-name="T33_51"><text:s/></text:span><text:span text:style-name="T33_52">simplify</text:span><text:span text:style-name="T33_53"><text:s/></text:span><text:span text:style-name="T33_54">adding</text:span><text:span text:style-name="T33_55"><text:s/></text:span><text:span text:style-name="T33_56">this</text:span><text:span text:style-name="T33_57"><text:s/></text:span><text:span text:style-name="T33_58">feature</text:span><text:span text:style-name="T33_59"><text:s/></text:span><text:span text:style-name="T33_60">a</text:span><text:span text:style-name="T33_61"><text:s/></text:span><text:span text:style-name="T33_62">player</text:span><text:span text:style-name="T33_63"><text:s/></text:span><text:span text:style-name="T33_64">object</text:span><text:span text:style-name="T33_65"><text:s/></text:span><text:span text:style-name="T33_66">was</text:span><text:span text:style-name="T33_67"><text:s/></text:span><text:span text:style-name="T33_68">created</text:span><text:span text:style-name="T33_69"><text:s/></text:span><text:span text:style-name="T33_70">with</text:span><text:span text:style-name="T33_71"><text:s/></text:span><text:span text:style-name="T33_72">the</text:span><text:span text:style-name="T33_73"><text:s/></text:span><text:span text:style-name="T33_74">appropriate</text:span><text:span text:style-name="T33_75"><text:s/></text:span><text:span text:style-name="T33_76">data</text:span><text:span text:style-name="T33_77"><text:s/></text:span><text:span text:style-name="T33_78">being</text:span><text:span text:style-name="T33_79"><text:s/></text:span><text:span text:style-name="T33_80">kept</text:span><text:span text:style-name="T33_81"><text:s/></text:span><text:span text:style-name="T33_82">within</text:span><text:span text:style-name="T33_83"><text:s/></text:span><text:span text:style-name="T33_84">such</text:span><text:span text:style-name="T33_85"><text:s/></text:span><text:span text:style-name="T33_86">as</text:span><text:span text:style-name="T33_87"><text:s/></text:span><text:span text:style-name="T33_88">score</text:span><text:span text:style-name="T33_89">,<text:s/></text:span><text:span text:style-name="T33_90">location</text:span><text:span text:style-name="T33_91">,<text:s/></text:span><text:span text:style-name="T33_92">missiles</text:span><text:span text:style-name="T33_93"><text:s/></text:span><text:span text:style-name="T33_94">fired</text:span><text:span text:style-name="T33_95">,<text:s/></text:span><text:span text:style-name="T33_96">fuel</text:span><text:span text:style-name="T33_97"><text:s/></text:span><text:span text:style-name="T33_98">remaining</text:span><text:span text:style-name="T33_99">,<text:s/></text:span><text:span text:style-name="T33_100">and</text:span><text:span text:style-name="T33_101"><text:s/></text:span><text:span text:style-name="T33_102">more</text:span><text:span text:style-name="T33_103">. <text:s/></text:span><text:span text:style-name="T33_104">This</text:span><text:span text:style-name="T33_105"><text:s/></text:span><text:span text:style-name="T33_106">change</text:span><text:span text:style-name="T33_107"><text:s/></text:span><text:span text:style-name="T33_108">allowed</text:span><text:span text:style-name="T33_109"><text:s/></text:span><text:span text:style-name="T33_110">multi</text:span><text:span text:style-name="T33_111">-</text:span><text:span text:style-name="T33_112">player</text:span><text:span text:style-name="T33_113"><text:s/></text:span><text:span text:style-name="T33_114">to</text:span><text:span text:style-name="T33_115"><text:s/></text:span><text:span text:style-name="T33_116">be</text:span><text:span text:style-name="T33_117"><text:s/></text:span><text:span text:style-name="T33_118">added</text:span><text:span text:style-name="T33_119"><text:s/></text:span><text:span text:style-name="T33_120">more</text:span><text:span text:style-name="T33_121"><text:s/></text:span><text:span text:style-name="T33_122">easily</text:span><text:span text:style-name="T33_123"><text:s/></text:span><text:span text:style-name="T33_124">with</text:span><text:span text:style-name="T33_125"><text:s/></text:span><text:span text:style-name="T33_126">the</text:span><text:span text:style-name="T33_127"><text:s/></text:span><text:span text:style-name="T33_128">capability</text:span><text:span text:style-name="T33_129"><text:s/></text:span><text:span text:style-name="T33_130">to</text:span><text:span text:style-name="T33_131"><text:s/></text:span><text:span text:style-name="T33_132">easily</text:span><text:span text:style-name="T33_133"><text:s/></text:span><text:span text:style-name="T33_134">add</text:span><text:span text:style-name="T33_135"><text:s/></text:span><text:span text:style-name="T33_136">more</text:span><text:span text:style-name="T33_137"><text:s/></text:span><text:span text:style-name="T33_138">players</text:span><text:span text:style-name="T33_139"><text:s/></text:span><text:span text:style-name="T33_140">without</text:span><text:span text:style-name="T33_141"><text:s/></text:span><text:span text:style-name="T33_142">too</text:span><text:span text:style-name="T33_143"><text:s/></text:span><text:span text:style-name="T33_144">much</text:span><text:span text:style-name="T33_145"><text:s/></text:span><text:span text:style-name="T33_146">effort</text:span><text:span text:style-name="T33_147">.</text:span></text:p>
      <text:p text:style-name="P34"><text:span text:style-name="T34_1"><text:s text:c="8"/><text:tab/></text:span><text:span text:style-name="T34_2">The</text:span><text:span text:style-name="T34_3"><text:s/></text:span><text:span text:style-name="T34_4">GUI</text:span><text:span text:style-name="T34_5"><text:s/></text:span><text:span text:style-name="T34_6">had</text:span><text:span text:style-name="T34_7"><text:s/></text:span><text:span text:style-name="T34_8">to</text:span><text:span text:style-name="T34_9"><text:s/></text:span><text:span text:style-name="T34_10">also</text:span><text:span text:style-name="T34_11"><text:s/></text:span><text:span text:style-name="T34_12">be</text:span><text:span text:style-name="T34_13"><text:s/></text:span><text:span text:style-name="T34_14">modified</text:span><text:span text:style-name="T34_15"><text:s/></text:span><text:span text:style-name="T34_16">to</text:span><text:span text:style-name="T34_17"><text:s/></text:span><text:span text:style-name="T34_18">give</text:span><text:span text:style-name="T34_19"><text:s/></text:span><text:span text:style-name="T34_20">appropriate</text:span><text:span text:style-name="T34_21"><text:s/></text:span><text:span text:style-name="T34_22">information</text:span><text:span text:style-name="T34_23"><text:s/></text:span><text:span text:style-name="T34_24">to</text:span><text:span text:style-name="T34_25"><text:s/></text:span><text:span text:style-name="T34_26">both</text:span><text:span text:style-name="T34_27"><text:s/></text:span><text:span text:style-name="T34_28">players</text:span><text:span text:style-name="T34_29">. <text:s/></text:span><text:span text:style-name="T34_30">The</text:span><text:span text:style-name="T34_31"><text:s/></text:span><text:span text:style-name="T34_32">status</text:span><text:span text:style-name="T34_33"><text:s/></text:span><text:span text:style-name="T34_34">bar</text:span><text:span text:style-name="T34_35"><text:s/></text:span><text:span text:style-name="T34_36">at</text:span><text:span text:style-name="T34_37"><text:s/></text:span><text:span text:style-name="T34_38">the</text:span><text:span text:style-name="T34_39"><text:s/></text:span><text:span text:style-name="T34_40">bottom</text:span><text:span text:style-name="T34_41"><text:s/></text:span><text:span text:style-name="T34_42">was</text:span><text:span text:style-name="T34_43"><text:s/></text:span><text:span text:style-name="T34_44">extended</text:span><text:span text:style-name="T34_45"><text:s/></text:span><text:span text:style-name="T34_46">so</text:span><text:span text:style-name="T34_47"><text:s/></text:span><text:span text:style-name="T34_48">both</text:span><text:span text:style-name="T34_49"><text:s/></text:span><text:span text:style-name="T34_50">players</text:span><text:span text:style-name="T34_51"><text:s/></text:span><text:span text:style-name="T34_52">can</text:span><text:span text:style-name="T34_53"><text:s/></text:span><text:span text:style-name="T34_54">intuitively</text:span><text:span text:style-name="T34_55"><text:s/></text:span><text:span text:style-name="T34_56">and</text:span><text:span text:style-name="T34_57"><text:s/></text:span><text:span text:style-name="T34_58">quickly</text:span><text:span text:style-name="T34_59"><text:s/></text:span><text:span text:style-name="T34_60">see</text:span><text:span text:style-name="T34_61"><text:s/></text:span><text:span text:style-name="T34_62">game</text:span><text:span text:style-name="T34_63"><text:s/></text:span><text:span text:style-name="T34_64">information</text:span><text:span text:style-name="T34_65">. <text:s/></text:span><text:span text:style-name="T34_66">First</text:span><text:span text:style-name="T34_67"><text:s/></text:span><text:span text:style-name="T34_68">player</text:span><text:span text:style-name="T34_69"><text:s/></text:span><text:span text:style-name="T34_70">information</text:span><text:span text:style-name="T34_71"><text:s/></text:span><text:span text:style-name="T34_72">is</text:span><text:span text:style-name="T34_73"><text:s/></text:span><text:span text:style-name="T34_74">displayed</text:span><text:span text:style-name="T34_75"><text:s/></text:span><text:span text:style-name="T34_76">to</text:span><text:span text:style-name="T34_77"><text:s/></text:span><text:span text:style-name="T34_78">the</text:span><text:span text:style-name="T34_79"><text:s/></text:span><text:span text:style-name="T34_80">left</text:span><text:span text:style-name="T34_81"><text:s/></text:span><text:span text:style-name="T34_82">with</text:span><text:span text:style-name="T34_83"><text:s/></text:span><text:span text:style-name="T34_84">the</text:span><text:span text:style-name="T34_85"><text:s/></text:span><text:span text:style-name="T34_86">second</text:span><text:span text:style-name="T34_87"><text:s/></text:span><text:span text:style-name="T34_88">players</text:span><text:span text:style-name="T34_89"><text:s/></text:span><text:span text:style-name="T34_90">information</text:span><text:span text:style-name="T34_91"><text:s/></text:span><text:span text:style-name="T34_92">is</text:span><text:span text:style-name="T34_93"><text:s/></text:span><text:span text:style-name="T34_94">displayed</text:span><text:span text:style-name="T34_95"><text:s/></text:span><text:span text:style-name="T34_96">to</text:span><text:span text:style-name="T34_97"><text:s/></text:span><text:span text:style-name="T34_98">the</text:span><text:span text:style-name="T34_99"><text:s/></text:span><text:span text:style-name="T34_100">right</text:span><text:span text:style-name="T34_101">,<text:s/></text:span><text:span text:style-name="T34_102">both</text:span><text:span text:style-name="T34_103"><text:s/></text:span><text:span text:style-name="T34_104">with</text:span><text:span text:style-name="T34_105"><text:s/></text:span><text:span text:style-name="T34_106">identical</text:span><text:span text:style-name="T34_107"><text:s/></text:span><text:span text:style-name="T34_108">formatting</text:span><text:span text:style-name="T34_109">. <text:s/></text:span><text:span text:style-name="T34_110">This</text:span><text:span text:style-name="T34_111"><text:s/></text:span><text:span text:style-name="T34_112">did</text:span><text:span text:style-name="T34_113"><text:s/></text:span><text:span text:style-name="T34_114">require</text:span><text:span text:style-name="T34_115"><text:s/></text:span><text:span text:style-name="T34_116">the</text:span><text:span text:style-name="T34_117"><text:s/></text:span><text:span text:style-name="T34_118">window</text:span><text:span text:style-name="T34_119"><text:s/></text:span><text:span text:style-name="T34_120">to</text:span><text:span text:style-name="T34_121"><text:s/></text:span><text:span text:style-name="T34_122">be</text:span><text:span text:style-name="T34_123"><text:s/></text:span><text:span text:style-name="T34_124">set</text:span><text:span text:style-name="T34_125"><text:s/></text:span><text:span text:style-name="T34_126">to</text:span><text:span text:style-name="T34_127"><text:s/></text:span><text:span text:style-name="T34_128">a</text:span><text:span text:style-name="T34_129"><text:s/></text:span><text:span text:style-name="T34_130">larger</text:span><text:span text:style-name="T34_131"><text:s/></text:span><text:span text:style-name="T34_132">scale</text:span><text:span text:style-name="T34_133">,<text:s/></text:span><text:span text:style-name="T34_134">but</text:span><text:span text:style-name="T34_135"><text:s/></text:span><text:span text:style-name="T34_136">this</text:span><text:span text:style-name="T34_137"><text:s/></text:span><text:span text:style-name="T34_138">is</text:span><text:span text:style-name="T34_139"><text:s/></text:span><text:span text:style-name="T34_140">probably</text:span><text:span text:style-name="T34_141"><text:s/></text:span><text:span text:style-name="T34_142">a</text:span><text:span text:style-name="T34_143"><text:s/></text:span><text:span text:style-name="T34_144">good</text:span><text:span text:style-name="T34_145"><text:s/></text:span><text:span text:style-name="T34_146">idea</text:span><text:span text:style-name="T34_147"><text:s/></text:span><text:span text:style-name="T34_148">to</text:span><text:span text:style-name="T34_149"><text:s/></text:span><text:span text:style-name="T34_150">give</text:span><text:span text:style-name="T34_151"><text:s/></text:span><text:span text:style-name="T34_152">two</text:span><text:span text:style-name="T34_153"><text:s/></text:span><text:span text:style-name="T34_154">players</text:span><text:span text:style-name="T34_155"><text:s/></text:span><text:span text:style-name="T34_156">more</text:span><text:span text:style-name="T34_157"><text:s/></text:span><text:span text:style-name="T34_158">room</text:span><text:span text:style-name="T34_159"><text:s/></text:span><text:span text:style-name="T34_160">to</text:span><text:span text:style-name="T34_161"><text:s/></text:span><text:span text:style-name="T34_162">play</text:span><text:span text:style-name="T34_163"><text:s/></text:span><text:span text:style-name="T34_164">on</text:span><text:span text:style-name="T34_165">.</text:span></text:p>
      <text:p text:style-name="P35"><text:span text:style-name="T35_1"><text:s text:c="8"/><text:tab/></text:span><text:span text:style-name="T35_2">A</text:span><text:span text:style-name="T35_3"><text:s/></text:span><text:span text:style-name="T35_4">custom</text:span><text:span text:style-name="T35_5"><text:s/></text:span><text:span text:style-name="T35_6">key</text:span><text:span text:style-name="T35_7"><text:s/></text:span><text:span text:style-name="T35_8">settings</text:span><text:span text:style-name="T35_9"><text:s/></text:span><text:span text:style-name="T35_10">window</text:span><text:span text:style-name="T35_11"><text:s/></text:span><text:span text:style-name="T35_12">was</text:span><text:span text:style-name="T35_13"><text:s/></text:span><text:span text:style-name="T35_14">written</text:span><text:span text:style-name="T35_15"><text:s/></text:span><text:span text:style-name="T35_16">for</text:span><text:span text:style-name="T35_17"><text:s/></text:span><text:span text:style-name="T35_18">this</text:span><text:span text:style-name="T35_19"><text:s/></text:span><text:span text:style-name="T35_20">game</text:span><text:span text:style-name="T35_21"><text:s/></text:span><text:span text:style-name="T35_22">to</text:span><text:span text:style-name="T35_23"><text:s/></text:span><text:span text:style-name="T35_24">allow</text:span><text:span text:style-name="T35_25"><text:s/></text:span><text:span text:style-name="T35_26">for</text:span><text:span text:style-name="T35_27"><text:s/></text:span><text:span text:style-name="T35_28">quickly</text:span><text:span text:style-name="T35_29"><text:s/></text:span><text:span text:style-name="T35_30">changing</text:span><text:span text:style-name="T35_31"><text:s/></text:span><text:span text:style-name="T35_32">actions</text:span><text:span text:style-name="T35_33"><text:s/></text:span><text:span text:style-name="T35_34">of</text:span><text:span text:style-name="T35_35"><text:s/></text:span><text:span text:style-name="T35_36">different</text:span><text:span text:style-name="T35_37"><text:s/></text:span><text:span text:style-name="T35_38">keys</text:span><text:span text:style-name="T35_39">. <text:s/></text:span><text:span text:style-name="T35_40">The</text:span><text:span text:style-name="T35_41"><text:s/></text:span><text:span text:style-name="T35_42">settings</text:span><text:span text:style-name="T35_43"><text:s/></text:span><text:span text:style-name="T35_44">window</text:span><text:span text:style-name="T35_45"><text:s/></text:span><text:span text:style-name="T35_46">can</text:span><text:span text:style-name="T35_47"><text:s/></text:span><text:span text:style-name="T35_48">be</text:span><text:span text:style-name="T35_49"><text:s/></text:span><text:span text:style-name="T35_50">requested</text:span><text:span text:style-name="T35_51"><text:s/></text:span><text:span text:style-name="T35_52">and</text:span><text:span text:style-name="T35_53"><text:s/></text:span><text:span text:style-name="T35_54">shown</text:span><text:span text:style-name="T35_55"><text:s/></text:span><text:span text:style-name="T35_56">at</text:span><text:span text:style-name="T35_57"><text:s/></text:span><text:span text:style-name="T35_58">any</text:span><text:span text:style-name="T35_59"><text:s/></text:span><text:span text:style-name="T35_60">time</text:span><text:span text:style-name="T35_61"><text:s/></text:span><text:span text:style-name="T35_62">during</text:span><text:span text:style-name="T35_63"><text:s/></text:span><text:span text:style-name="T35_64">the</text:span><text:span text:style-name="T35_65"><text:s/></text:span><text:span text:style-name="T35_66">game</text:span><text:span text:style-name="T35_67">. <text:s/></text:span><text:span text:style-name="T35_68">When</text:span><text:span text:style-name="T35_69"><text:s/></text:span><text:span text:style-name="T35_70">the</text:span><text:span text:style-name="T35_71"><text:s/></text:span><text:span text:style-name="T35_72">key</text:span><text:span text:style-name="T35_73"><text:s/>‘</text:span><text:span text:style-name="T35_74">F</text:span><text:span text:style-name="T35_75">1’<text:s/></text:span><text:span text:style-name="T35_76">is</text:span><text:span text:style-name="T35_77"><text:s/></text:span><text:span text:style-name="T35_78">pressed</text:span><text:span text:style-name="T35_79"><text:s/></text:span><text:span text:style-name="T35_80">the</text:span><text:span text:style-name="T35_81"><text:s/></text:span><text:span text:style-name="T35_82">settings</text:span><text:span text:style-name="T35_83"><text:s/></text:span><text:span text:style-name="T35_84">window</text:span><text:span text:style-name="T35_85"><text:s/></text:span><text:span text:style-name="T35_86">will</text:span><text:span text:style-name="T35_87"><text:s/></text:span><text:span text:style-name="T35_88">appear</text:span><text:span text:style-name="T35_89"><text:s/></text:span><text:span text:style-name="T35_90">and</text:span><text:span text:style-name="T35_91"><text:s/></text:span><text:span text:style-name="T35_92">show</text:span><text:span text:style-name="T35_93"><text:s/></text:span><text:span text:style-name="T35_94">the</text:span><text:span text:style-name="T35_95"><text:s/></text:span><text:span text:style-name="T35_96">keys</text:span><text:span text:style-name="T35_97"><text:s/></text:span><text:span text:style-name="T35_98">that</text:span><text:span text:style-name="T35_99"><text:s/></text:span><text:span text:style-name="T35_100">are</text:span><text:span text:style-name="T35_101"><text:s/></text:span><text:span text:style-name="T35_102">currently</text:span><text:span text:style-name="T35_103"><text:s/></text:span><text:span text:style-name="T35_104">mapped</text:span><text:span text:style-name="T35_105"><text:s/></text:span><text:span text:style-name="T35_106">to</text:span><text:span text:style-name="T35_107"><text:s/></text:span><text:span text:style-name="T35_108">different</text:span><text:span text:style-name="T35_109"><text:s/></text:span><text:span text:style-name="T35_110">actions</text:span><text:span text:style-name="T35_111">. <text:s/></text:span><text:span text:style-name="T35_112">To</text:span><text:span text:style-name="T35_113"><text:s/></text:span><text:span text:style-name="T35_114">change</text:span><text:span text:style-name="T35_115"><text:s/></text:span><text:span text:style-name="T35_116">the</text:span><text:span text:style-name="T35_117"><text:s/></text:span><text:span text:style-name="T35_118">mapped</text:span><text:span text:style-name="T35_119"><text:s/></text:span><text:span text:style-name="T35_120">keys</text:span><text:span text:style-name="T35_121"><text:s/></text:span><text:span text:style-name="T35_122">a</text:span><text:span text:style-name="T35_123"><text:s/></text:span><text:span text:style-name="T35_124">button</text:span><text:span text:style-name="T35_125"><text:s/></text:span><text:span text:style-name="T35_126">is</text:span><text:span text:style-name="T35_127"><text:s/></text:span><text:span text:style-name="T35_128">pressed</text:span><text:span text:style-name="T35_129"><text:s/></text:span><text:span text:style-name="T35_130">to</text:span><text:span text:style-name="T35_131"><text:s/></text:span><text:span text:style-name="T35_132">indicate</text:span><text:span text:style-name="T35_133"><text:s/></text:span><text:span text:style-name="T35_134">what</text:span><text:span text:style-name="T35_135"><text:s/></text:span><text:span text:style-name="T35_136">key</text:span><text:span text:style-name="T35_137"><text:s/></text:span><text:span text:style-name="T35_138">will</text:span><text:span text:style-name="T35_139"><text:s/></text:span><text:span text:style-name="T35_140">be</text:span><text:span text:style-name="T35_141"><text:s/></text:span><text:span text:style-name="T35_142">changed</text:span><text:span text:style-name="T35_143"><text:s/></text:span><text:span text:style-name="T35_144">and</text:span><text:span text:style-name="T35_145"><text:s/></text:span><text:span text:style-name="T35_146">the</text:span><text:span text:style-name="T35_147"><text:s/></text:span><text:span text:style-name="T35_148">next</text:span><text:span text:style-name="T35_149"><text:s/></text:span><text:span text:style-name="T35_150">recorded</text:span><text:span text:style-name="T35_151"><text:s/></text:span><text:span text:style-name="T35_152">key</text:span><text:span text:style-name="T35_153"><text:s/></text:span><text:span text:style-name="T35_154">pressed</text:span><text:span text:style-name="T35_155"><text:s/></text:span><text:span text:style-name="T35_156">on</text:span><text:span text:style-name="T35_157"><text:s/></text:span><text:span text:style-name="T35_158">the</text:span><text:span text:style-name="T35_159"><text:s/></text:span><text:span text:style-name="T35_160">keyboard</text:span><text:span text:style-name="T35_161"><text:s/></text:span><text:span text:style-name="T35_162">will</text:span><text:span text:style-name="T35_163"><text:s/></text:span><text:span text:style-name="T35_164">be</text:span><text:span text:style-name="T35_165"><text:s/></text:span><text:span text:style-name="T35_166">recorded</text:span><text:span text:style-name="T35_167">. <text:s/></text:span><text:span text:style-name="T35_168">When</text:span><text:span text:style-name="T35_169"><text:s/></text:span><text:span text:style-name="T35_170">the</text:span><text:span text:style-name="T35_171"><text:s/></text:span><text:span text:style-name="T35_172">window</text:span><text:span text:style-name="T35_173"><text:s/></text:span><text:span text:style-name="T35_174">is</text:span><text:span text:style-name="T35_175"><text:s/></text:span><text:span text:style-name="T35_176">closed</text:span><text:span text:style-name="T35_177"><text:s/></text:span><text:span text:style-name="T35_178">by</text:span><text:span text:style-name="T35_179"><text:s/></text:span><text:span text:style-name="T35_180">pressing</text:span><text:span text:style-name="T35_181"><text:s/></text:span><text:span text:style-name="T35_182">the</text:span><text:span text:style-name="T35_183"><text:s/></text:span><text:span text:style-name="T35_184">OK</text:span><text:span text:style-name="T35_185"><text:s/></text:span><text:span text:style-name="T35_186">button</text:span><text:span text:style-name="T35_187"><text:s/></text:span><text:span text:style-name="T35_188">the</text:span><text:span text:style-name="T35_189"><text:s/></text:span><text:span text:style-name="T35_190">game</text:span><text:span text:style-name="T35_191"><text:s/></text:span><text:span text:style-name="T35_192">keys</text:span><text:span text:style-name="T35_193"><text:s/></text:span><text:span text:style-name="T35_194">are</text:span><text:span text:style-name="T35_195"><text:s/></text:span><text:span text:style-name="T35_196">changed</text:span><text:span text:style-name="T35_197">. <text:s/></text:span><text:span text:style-name="T35_198">This</text:span><text:span text:style-name="T35_199"><text:s/></text:span><text:span text:style-name="T35_200">means</text:span><text:span text:style-name="T35_201"><text:s/></text:span><text:span text:style-name="T35_202">if</text:span><text:span text:style-name="T35_203"><text:s/></text:span><text:span text:style-name="T35_204">a</text:span><text:span text:style-name="T35_205"><text:s/></text:span><text:span text:style-name="T35_206">player</text:span><text:span text:style-name="T35_207"><text:s/></text:span><text:span text:style-name="T35_208">decides</text:span><text:span text:style-name="T35_209"><text:s/></text:span><text:span text:style-name="T35_210">the</text:span><text:span text:style-name="T35_211"><text:s/></text:span><text:span text:style-name="T35_212">current</text:span><text:span text:style-name="T35_213"><text:s/></text:span><text:span text:style-name="T35_214">key</text:span><text:span text:style-name="T35_215"><text:s/></text:span><text:span text:style-name="T35_216">configuration</text:span><text:span text:style-name="T35_217"><text:s/></text:span><text:span text:style-name="T35_218">is</text:span><text:span text:style-name="T35_219"><text:s/></text:span><text:span text:style-name="T35_220">not</text:span><text:span text:style-name="T35_221"><text:s/></text:span><text:span text:style-name="T35_222">ideal</text:span><text:span text:style-name="T35_223"><text:s/></text:span><text:span text:style-name="T35_224">they</text:span><text:span text:style-name="T35_225"><text:s/></text:span><text:span text:style-name="T35_226">can</text:span><text:span text:style-name="T35_227"><text:s/></text:span><text:span text:style-name="T35_228">change</text:span><text:span text:style-name="T35_229"><text:s/></text:span><text:span text:style-name="T35_230">it</text:span><text:span text:style-name="T35_231"><text:s/></text:span><text:span text:style-name="T35_232">quickly</text:span><text:span text:style-name="T35_233"><text:s/></text:span><text:span text:style-name="T35_234">during</text:span><text:span text:style-name="T35_235"><text:s/></text:span><text:span text:style-name="T35_236">the</text:span><text:span text:style-name="T35_237"><text:s/></text:span><text:span text:style-name="T35_238">game</text:span><text:span text:style-name="T35_239">. <text:s/></text:span><text:span text:style-name="T35_240">Activating</text:span><text:span text:style-name="T35_241"><text:s/></text:span><text:span text:style-name="T35_242">this</text:span><text:span text:style-name="T35_243"><text:s/></text:span><text:span text:style-name="T35_244">window</text:span><text:span text:style-name="T35_245"><text:s/></text:span><text:span text:style-name="T35_246">does</text:span><text:span text:style-name="T35_247"><text:s/></text:span><text:span text:style-name="T35_248">not</text:span><text:span text:style-name="T35_249"><text:s/></text:span><text:span text:style-name="T35_250">pause</text:span><text:span text:style-name="T35_251"><text:s/></text:span><text:span text:style-name="T35_252">the</text:span><text:span text:style-name="T35_253"><text:s/></text:span><text:span text:style-name="T35_254">game</text:span><text:span text:style-name="T35_255">,<text:s/></text:span><text:span text:style-name="T35_256">so</text:span><text:span text:style-name="T35_257"><text:s/></text:span><text:span text:style-name="T35_258">a</text:span><text:span text:style-name="T35_259"><text:s/></text:span><text:span text:style-name="T35_260">new</text:span><text:span text:style-name="T35_261"><text:s/></text:span><text:span text:style-name="T35_262">player</text:span><text:span text:style-name="T35_263"><text:s/></text:span><text:span text:style-name="T35_264">can</text:span><text:span text:style-name="T35_265"><text:s/></text:span><text:span text:style-name="T35_266">open</text:span><text:span text:style-name="T35_267"><text:s/></text:span><text:span text:style-name="T35_268">the</text:span><text:span text:style-name="T35_269"><text:s/></text:span><text:span text:style-name="T35_270">setting</text:span><text:span text:style-name="T35_271"><text:s/></text:span><text:span text:style-name="T35_272">window</text:span><text:span text:style-name="T35_273"><text:s/></text:span><text:span text:style-name="T35_274">to</text:span><text:span text:style-name="T35_275"><text:s/></text:span><text:span text:style-name="T35_276">use</text:span><text:span text:style-name="T35_277"><text:s/></text:span><text:span text:style-name="T35_278">as</text:span><text:span text:style-name="T35_279"><text:s/></text:span><text:span text:style-name="T35_280">a</text:span><text:span text:style-name="T35_281"><text:s/></text:span><text:span text:style-name="T35_282">reference</text:span><text:span text:style-name="T35_283"><text:s/></text:span><text:span text:style-name="T35_284">if</text:span><text:span text:style-name="T35_285"><text:s/></text:span><text:span text:style-name="T35_286">they</text:span><text:span text:style-name="T35_287"><text:s/></text:span><text:span text:style-name="T35_288">so</text:span><text:span text:style-name="T35_289"><text:s/></text:span><text:span text:style-name="T35_290">desired</text:span><text:span text:style-name="T35_291">. <text:s/></text:span><text:span text:style-name="T35_292">These</text:span><text:span text:style-name="T35_293"><text:s/></text:span><text:span text:style-name="T35_294">features</text:span><text:span text:style-name="T35_295"><text:s/></text:span><text:span text:style-name="T35_296">were</text:span><text:span text:style-name="T35_297"><text:s/></text:span><text:span text:style-name="T35_298">included</text:span><text:span text:style-name="T35_299"><text:s/></text:span><text:span text:style-name="T35_300">because</text:span><text:span text:style-name="T35_301"><text:s/></text:span><text:span text:style-name="T35_302">it</text:span><text:span text:style-name="T35_303"><text:s/></text:span><text:span text:style-name="T35_304">was</text:span><text:span text:style-name="T35_305"><text:s/></text:span><text:span text:style-name="T35_306">determined</text:span><text:span text:style-name="T35_307"><text:s/></text:span><text:span text:style-name="T35_308">it</text:span><text:span text:style-name="T35_309"><text:s/></text:span><text:span text:style-name="T35_310">would</text:span><text:span text:style-name="T35_311"><text:s/></text:span><text:span text:style-name="T35_312">improve</text:span><text:span text:style-name="T35_313"><text:s/></text:span><text:span text:style-name="T35_314">the</text:span><text:span text:style-name="T35_315"><text:s/></text:span><text:span text:style-name="T35_316">user</text:span><text:span text:style-name="T35_317"><text:s/></text:span><text:span text:style-name="T35_318">experience</text:span><text:span text:style-name="T35_319"><text:s/></text:span><text:span text:style-name="T35_320">of</text:span><text:span text:style-name="T35_321"><text:s/></text:span><text:span text:style-name="T35_322">the</text:span><text:span text:style-name="T35_323"><text:s/></text:span><text:span text:style-name="T35_324">game</text:span><text:span text:style-name="T35_325">.</text:span></text:p>
      <text:p text:style-name="P36"><text:span text:style-name="T36_1"><text:s/></text:span></text:p>
      <text:p text:style-name="P37"><text:span text:style-name="T37_1">Summary</text:span></text:p>
      <text:p text:style-name="P38"><text:span text:style-name="T38_1"><text:tab/></text:span><text:span text:style-name="T38_2">This</text:span><text:span text:style-name="T38_3"><text:s/></text:span><text:span text:style-name="T38_4">project</text:span><text:span text:style-name="T38_5"><text:s/></text:span><text:span text:style-name="T38_6">was</text:span><text:span text:style-name="T38_7"><text:s/></text:span><text:span text:style-name="T38_8">an</text:span><text:span text:style-name="T38_9"><text:s/></text:span><text:span text:style-name="T38_10">expansion</text:span><text:span text:style-name="T38_11"><text:s/></text:span><text:span text:style-name="T38_12">of</text:span><text:span text:style-name="T38_13"><text:s/></text:span><text:span text:style-name="T38_14">Ported</text:span><text:span text:style-name="T38_15"><text:s/></text:span><text:span text:style-name="T38_16">Asteroids</text:span><text:span text:style-name="T38_17">,<text:s/></text:span><text:span text:style-name="T38_18">allowing</text:span><text:span text:style-name="T38_19"><text:s/></text:span><text:span text:style-name="T38_20">multiple</text:span><text:span text:style-name="T38_21"><text:s/></text:span><text:span text:style-name="T38_22">players</text:span><text:span text:style-name="T38_23">,<text:s/></text:span><text:span text:style-name="T38_24">and</text:span><text:span text:style-name="T38_25"><text:s/></text:span><text:span text:style-name="T38_26">custom</text:span><text:span text:style-name="T38_27"><text:s/></text:span><text:span text:style-name="T38_28">key</text:span><text:span text:style-name="T38_29"><text:s/></text:span><text:span text:style-name="T38_30">bindings</text:span><text:span text:style-name="T38_31">. <text:s/></text:span><text:span text:style-name="T38_32">Our</text:span><text:span text:style-name="T38_33"><text:s/></text:span><text:span text:style-name="T38_34">team</text:span><text:span text:style-name="T38_35"><text:s/></text:span><text:span text:style-name="T38_36">worked</text:span><text:span text:style-name="T38_37"><text:s/></text:span><text:span text:style-name="T38_38">well</text:span><text:span text:style-name="T38_39"><text:s/></text:span><text:span text:style-name="T38_40">together</text:span><text:span text:style-name="T38_41">. <text:s/></text:span><text:span text:style-name="T38_42">We</text:span><text:span text:style-name="T38_43"><text:s/></text:span><text:span text:style-name="T38_44">could</text:span><text:span text:style-name="T38_45"><text:s/></text:span><text:span text:style-name="T38_46">possibly</text:span><text:span text:style-name="T38_47"><text:s/></text:span><text:span text:style-name="T38_48">have</text:span><text:span text:style-name="T38_49"><text:s/></text:span><text:span text:style-name="T38_50">spent</text:span><text:span text:style-name="T38_51"><text:s/></text:span><text:span text:style-name="T38_52">more</text:span><text:span text:style-name="T38_53"><text:s/></text:span><text:span text:style-name="T38_54">time</text:span><text:span text:style-name="T38_55"><text:s/></text:span><text:span text:style-name="T38_56">planning</text:span><text:span text:style-name="T38_57"><text:s/></text:span><text:span text:style-name="T38_58">the</text:span><text:span text:style-name="T38_59"><text:s/></text:span><text:span text:style-name="T38_60">project</text:span><text:span text:style-name="T38_61">,<text:s/></text:span><text:span text:style-name="T38_62">but</text:span><text:span text:style-name="T38_63"><text:s/></text:span><text:span text:style-name="T38_64">the</text:span><text:span text:style-name="T38_65"><text:s/></text:span><text:span text:style-name="T38_66">division</text:span><text:span text:style-name="T38_67"><text:s/></text:span><text:span text:style-name="T38_68">of</text:span><text:span text:style-name="T38_69"><text:s/></text:span><text:span text:style-name="T38_70">labour</text:span><text:span text:style-name="T38_71"><text:s/></text:span><text:span text:style-name="T38_72">was</text:span><text:span text:style-name="T38_73"><text:s/></text:span><text:span text:style-name="T38_74">fair</text:span><text:span text:style-name="T38_75"><text:s/></text:span><text:span text:style-name="T38_76">enough</text:span><text:span text:style-name="T38_77">. <text:s/></text:span><text:span text:style-name="T38_78">The</text:span><text:span text:style-name="T38_79"><text:s/></text:span><text:span text:style-name="T38_80">project</text:span><text:span text:style-name="T38_81"><text:s/></text:span><text:span text:style-name="T38_82">was</text:span><text:span text:style-name="T38_83"><text:s/></text:span><text:span text:style-name="T38_84">completed</text:span><text:span text:style-name="T38_85"><text:s/></text:span><text:span text:style-name="T38_86">on</text:span><text:span text:style-name="T38_87"><text:s/></text:span><text:span text:style-name="T38_88">time</text:span><text:span text:style-name="T38_89">,<text:s/></text:span><text:span text:style-name="T38_90">with</text:span><text:span text:style-name="T38_91"><text:s/></text:span><text:span text:style-name="T38_92">the</text:span><text:span text:style-name="T38_93"><text:s/></text:span><text:span text:style-name="T38_94">original</text:span><text:span text:style-name="T38_95"><text:s/></text:span><text:span text:style-name="T38_96">due</text:span><text:span text:style-name="T38_97"><text:s/></text:span><text:span text:style-name="T38_98">date</text:span><text:span text:style-name="T38_99">,<text:s/></text:span><text:span text:style-name="T38_100">rather</text:span><text:span text:style-name="T38_101"><text:s/></text:span><text:span text:style-name="T38_102">than</text:span><text:span text:style-name="T38_103"><text:s/></text:span><text:span text:style-name="T38_104">the</text:span><text:span text:style-name="T38_105"><text:s/></text:span><text:span text:style-name="T38_106">extended</text:span><text:span text:style-name="T38_107"><text:s/></text:span><text:span text:style-name="T38_108">one</text:span><text:span text:style-name="T38_109">. <text:s/></text:span><text:span text:style-name="T38_110">This</text:span><text:span text:style-name="T38_111"><text:s/></text:span><text:span text:style-name="T38_112">was</text:span><text:span text:style-name="T38_113"><text:s/></text:span><text:span text:style-name="T38_114">because</text:span><text:span text:style-name="T38_115"><text:s/></text:span><text:span text:style-name="T38_116">we</text:span><text:span text:style-name="T38_117"><text:s/></text:span><text:span text:style-name="T38_118">met</text:span><text:span text:style-name="T38_119"><text:s/></text:span><text:span text:style-name="T38_120">the</text:span><text:span text:style-name="T38_121"><text:s/></text:span><text:span text:style-name="T38_122">original</text:span><text:span text:style-name="T38_123"><text:s/></text:span><text:span text:style-name="T38_124">estimated</text:span><text:span text:style-name="T38_125"><text:s/></text:span><text:span text:style-name="T38_126">time</text:span><text:span text:style-name="T38_127"><text:s/></text:span><text:span text:style-name="T38_128">frame</text:span><text:span text:style-name="T38_129"><text:s/></text:span><text:span text:style-name="T38_130">by</text:span><text:span text:style-name="T38_131"><text:s/></text:span><text:span text:style-name="T38_132">spending</text:span><text:span text:style-name="T38_133"><text:s/></text:span><text:span text:style-name="T38_134">time</text:span><text:span text:style-name="T38_135"><text:s/></text:span><text:span text:style-name="T38_136">as</text:span><text:span text:style-name="T38_137"><text:s/></text:span><text:span text:style-name="T38_138">needed</text:span><text:span text:style-name="T38_139"><text:s/></text:span><text:span text:style-name="T38_140">to</text:span><text:span text:style-name="T38_141"><text:s/></text:span><text:span text:style-name="T38_142">achieve</text:span><text:span text:style-name="T38_143"><text:s/></text:span><text:span text:style-name="T38_144">our</text:span><text:span text:style-name="T38_145"><text:s/></text:span><text:span text:style-name="T38_146">time</text:span><text:span text:style-name="T38_147"><text:s/></text:span><text:span text:style-name="T38_148">goals</text:span><text:span text:style-name="T38_149">.</text:span></text:p>
      <text:p text:style-name="P39"><text:span text:style-name="T39_1">We</text:span><text:span text:style-name="T39_2"><text:s/></text:span><text:span text:style-name="T39_3">believe</text:span><text:span text:style-name="T39_4"><text:s/></text:span><text:span text:style-name="T39_5">that</text:span><text:span text:style-name="T39_6"><text:s/></text:span><text:span text:style-name="T39_7">we</text:span><text:span text:style-name="T39_8"><text:s/></text:span><text:span text:style-name="T39_9">deserve</text:span><text:span text:style-name="T39_10"><text:s/></text:span><text:span text:style-name="T39_11">an</text:span><text:span text:style-name="T39_12"><text:s/></text:span><text:span text:style-name="T39_13">A</text:span><text:span text:style-name="T39_14"><text:s/></text:span><text:span text:style-name="T39_15">on</text:span><text:span text:style-name="T39_16"><text:s/></text:span><text:span text:style-name="T39_17">this</text:span><text:span text:style-name="T39_18"><text:s/></text:span><text:span text:style-name="T39_19">assignment</text:span><text:span text:style-name="T39_20">,<text:s/></text:span><text:span text:style-name="T39_21">as</text:span><text:span text:style-name="T39_22"><text:s/></text:span><text:span text:style-name="T39_23">we</text:span><text:span text:style-name="T39_24"><text:s/></text:span><text:span text:style-name="T39_25">not</text:span><text:span text:style-name="T39_26"><text:s/></text:span><text:span text:style-name="T39_27">only</text:span><text:span text:style-name="T39_28"><text:s/></text:span><text:span text:style-name="T39_29">met</text:span><text:span text:style-name="T39_30"><text:s/></text:span><text:span text:style-name="T39_31">the</text:span><text:span text:style-name="T39_32"><text:s/></text:span><text:span text:style-name="T39_33">goals</text:span><text:span text:style-name="T39_34"><text:s/></text:span><text:span text:style-name="T39_35">of</text:span><text:span text:style-name="T39_36"><text:s/></text:span><text:span text:style-name="T39_37">the</text:span><text:span text:style-name="T39_38"><text:s/></text:span><text:span text:style-name="T39_39">project</text:span><text:span text:style-name="T39_40">,<text:s/></text:span><text:span text:style-name="T39_41">but</text:span><text:span text:style-name="T39_42"><text:s/></text:span><text:span text:style-name="T39_43">we</text:span><text:span text:style-name="T39_44"><text:s/></text:span><text:span text:style-name="T39_45">also</text:span><text:span text:style-name="T39_46"><text:s/></text:span><text:span text:style-name="T39_47">ended</text:span><text:span text:style-name="T39_48"><text:s/></text:span><text:span text:style-name="T39_49">up</text:span><text:span text:style-name="T39_50"><text:s/></text:span><text:span text:style-name="T39_51">with</text:span><text:span text:style-name="T39_52"><text:s/></text:span><text:span text:style-name="T39_53">an</text:span><text:span text:style-name="T39_54"><text:s/></text:span><text:span text:style-name="T39_55">enjoyable</text:span><text:span text:style-name="T39_56"><text:s/></text:span><text:span text:style-name="T39_57">product</text:span><text:span text:style-name="T39_58"><text:s/></text:span><text:span text:style-name="T39_59">in</text:span><text:span text:style-name="T39_60"><text:s/></text:span><text:span text:style-name="T39_61">the</text:span><text:span text:style-name="T39_62"><text:s/></text:span><text:span text:style-name="T39_63">end</text:span><text:span text:style-name="T39_64">. <text:s/></text:span><text:span text:style-name="T39_65">The</text:span><text:span text:style-name="T39_66"><text:s/></text:span><text:span text:style-name="T39_67">only</text:span><text:span text:style-name="T39_68"><text:s/></text:span><text:span text:style-name="T39_69">thing</text:span><text:span text:style-name="T39_70"><text:s/></text:span><text:span text:style-name="T39_71">that</text:span><text:span text:style-name="T39_72"><text:s/></text:span><text:span text:style-name="T39_73">could</text:span><text:span text:style-name="T39_74"><text:s/></text:span><text:span text:style-name="T39_75">have</text:span><text:span text:style-name="T39_76"><text:s/></text:span><text:span text:style-name="T39_77">possibly</text:span><text:span text:style-name="T39_78"><text:s/></text:span><text:span text:style-name="T39_79">made</text:span><text:span text:style-name="T39_80"><text:s/></text:span><text:span text:style-name="T39_81">it</text:span><text:span text:style-name="T39_82"><text:s/></text:span><text:span text:style-name="T39_83">a</text:span><text:span text:style-name="T39_84"><text:s/></text:span><text:span text:style-name="T39_85">better</text:span><text:span text:style-name="T39_86"><text:s/></text:span><text:span text:style-name="T39_87">product</text:span><text:span text:style-name="T39_88"><text:s/></text:span><text:span text:style-name="T39_89">is</text:span><text:span text:style-name="T39_90"><text:s/></text:span><text:span text:style-name="T39_91">if</text:span><text:span text:style-name="T39_92"><text:s/></text:span><text:span text:style-name="T39_93">we</text:span><text:span text:style-name="T39_94"><text:s/></text:span><text:span text:style-name="T39_95">had</text:span><text:span text:style-name="T39_96"><text:s/></text:span><text:span text:style-name="T39_97">user</text:span><text:span text:style-name="T39_98"><text:s/></text:span><text:span text:style-name="T39_99">testing</text:span><text:span text:style-name="T39_100"><text:s/></text:span><text:span text:style-name="T39_101">to</text:span><text:span text:style-name="T39_102"><text:s/></text:span><text:span text:style-name="T39_103">change</text:span><text:span text:style-name="T39_104"><text:s/></text:span><text:span text:style-name="T39_105">the</text:span><text:span text:style-name="T39_106"><text:s/></text:span><text:span text:style-name="T39_107">default</text:span><text:span text:style-name="T39_108"><text:s/></text:span><text:span text:style-name="T39_109">configuration</text:span><text:span text:style-name="T39_110"><text:s/></text:span><text:span text:style-name="T39_111">to</text:span><text:span text:style-name="T39_112"><text:s/></text:span><text:span text:style-name="T39_113">one</text:span><text:span text:style-name="T39_114"><text:s/></text:span><text:span text:style-name="T39_115">that</text:span><text:span text:style-name="T39_116"><text:s/></text:span><text:span text:style-name="T39_117">more</text:span><text:span text:style-name="T39_118"><text:s/></text:span><text:span text:style-name="T39_119">people</text:span><text:span text:style-name="T39_120"><text:s/></text:span><text:span text:style-name="T39_121">enjoy</text:span><text:span text:style-name="T39_122">. <text:s/></text:span><text:span text:style-name="T39_123">However</text:span><text:span text:style-name="T39_124">,<text:s/></text:span><text:span text:style-name="T39_125">user</text:span><text:span text:style-name="T39_126"><text:s/></text:span><text:span text:style-name="T39_127">testing</text:span><text:span text:style-name="T39_128"><text:s/></text:span><text:span text:style-name="T39_129">is</text:span><text:span text:style-name="T39_130"><text:s/></text:span><text:span text:style-name="T39_131">outside</text:span><text:span text:style-name="T39_132"><text:s/></text:span><text:span text:style-name="T39_133">the</text:span><text:span text:style-name="T39_134"><text:s/></text:span><text:span text:style-name="T39_135">scope</text:span><text:span text:style-name="T39_136"><text:s/></text:span><text:span text:style-name="T39_137">of</text:span><text:span text:style-name="T39_138"><text:s/></text:span><text:span text:style-name="T39_139">this</text:span><text:span text:style-name="T39_140"><text:s/></text:span><text:span text:style-name="T39_141">course</text:span><text:span text:style-name="T39_142">,<text:s/></text:span><text:span text:style-name="T39_143">and</text:span><text:span text:style-name="T39_144"><text:s/></text:span><text:span text:style-name="T39_145">putting</text:span><text:span text:style-name="T39_146"><text:s/></text:span><text:span text:style-name="T39_147">some</text:span><text:span text:style-name="T39_148"><text:s/></text:span><text:span text:style-name="T39_149">thought</text:span><text:span text:style-name="T39_150"><text:s/></text:span><text:span text:style-name="T39_151">into</text:span><text:span text:style-name="T39_152"><text:s/></text:span><text:span text:style-name="T39_153">good</text:span><text:span text:style-name="T39_154"><text:s/></text:span><text:span text:style-name="T39_155">usability</text:span><text:span text:style-name="T39_156"><text:s/></text:span><text:span text:style-name="T39_157">should</text:span><text:span text:style-name="T39_158"><text:s/></text:span><text:span text:style-name="T39_159">suffice</text:span><text:span text:style-name="T39_160"><text:s/></text:span><text:span text:style-name="T39_161">to</text:span><text:span text:style-name="T39_162"><text:s/></text:span><text:span text:style-name="T39_163">pass</text:span><text:span text:style-name="T39_164"><text:s/></text:span><text:span text:style-name="T39_165">this</text:span><text:span text:style-name="T39_166"><text:s/></text:span><text:span text:style-name="T39_167">criteria</text:span><text:span text:style-name="T39_168">.</text:span></text:p>
      <text:p text:style-name="P40"/>
      <text:p text:style-name="P41"><text:span text:style-name="T41_1">NOTE</text:span><text:span text:style-name="T41_2">: <text:s/></text:span><text:span text:style-name="T41_3">THE</text:span><text:span text:style-name="T41_4"><text:s/></text:span><text:span text:style-name="T41_5">ONLY</text:span><text:span text:style-name="T41_6"><text:s/></text:span><text:span text:style-name="T41_7">REASON</text:span><text:span text:style-name="T41_8"><text:s/></text:span><text:span text:style-name="T41_9">THE</text:span><text:span text:style-name="T41_10"><text:s/></text:span><text:span text:style-name="T41_11">DICTIONARY</text:span><text:span text:style-name="T41_12">/<text:s/></text:span><text:span text:style-name="T41_13">FOLDER</text:span><text:span text:style-name="T41_14"><text:s/></text:span><text:span text:style-name="T41_15">IS</text:span><text:span text:style-name="T41_16"><text:s/></text:span><text:span text:style-name="T41_17">IN</text:span><text:span text:style-name="T41_18"><text:s/></text:span><text:span text:style-name="T41_19">OUR</text:span><text:span text:style-name="T41_20"><text:s/></text:span><text:span text:style-name="T41_21">PROJECT</text:span><text:span text:style-name="T41_22"><text:s/></text:span><text:span text:style-name="T41_23">IS</text:span><text:span text:style-name="T41_24"><text:s/></text:span><text:span text:style-name="T41_25">BECAUSE</text:span><text:span text:style-name="T41_26"><text:s/></text:span><text:span text:style-name="T41_27">THE</text:span><text:span text:style-name="T41_28"><text:s/></text:span><text:span text:style-name="T41_29">WEBPAGE</text:span><text:span text:style-name="T41_30"><text:s/></text:span><text:span text:style-name="T41_31">REQUIRES</text:span><text:span text:style-name="T41_32"><text:s/></text:span><text:span text:style-name="T41_33">US</text:span><text:span text:style-name="T41_34"><text:s/></text:span><text:span text:style-name="T41_35">TO</text:span><text:span text:style-name="T41_36"><text:s/></text:span><text:span text:style-name="T41_37">PUT</text:span><text:span text:style-name="T41_38"><text:s/></text:span><text:span text:style-name="T41_39">IT</text:span><text:span text:style-name="T41_40"><text:s/></text:span><text:span text:style-name="T41_41">IN</text:span><text:span text:style-name="T41_42"><text:s/></text:span><text:span text:style-name="T41_43">THERE</text:span><text:span text:style-name="T41_44">,<text:s/></text:span><text:span text:style-name="T41_45">IT</text:span><text:span text:style-name="T41_46"><text:s/></text:span><text:span text:style-name="T41_47">PROBABLY</text:span><text:span text:style-name="T41_48"><text:s/></text:span><text:span text:style-name="T41_49">IS</text:span><text:span text:style-name="T41_50"><text:s/></text:span><text:span text:style-name="T41_51">JUST</text:span><text:span text:style-name="T41_52"><text:s/></text:span><text:span text:style-name="T41_53">A</text:span><text:span text:style-name="T41_54"><text:s/></text:span><text:span text:style-name="T41_55">COPY</text:span><text:span text:style-name="T41_56">/</text:span><text:span text:style-name="T41_57">PASTE</text:span><text:span text:style-name="T41_58"><text:s/></text:span><text:span text:style-name="T41_59">ERROR</text:span><text:span text:style-name="T41_60">,<text:s/></text:span><text:span text:style-name="T41_61">BUT</text:span><text:span text:style-name="T41_62"><text:s/></text:span><text:span text:style-name="T41_63">WE</text:span><text:span text:style-name="T41_64"><text:s/></text:span><text:span text:style-name="T41_65">WOULD</text:span><text:span text:style-name="T41_66"><text:s/></text:span><text:span text:style-name="T41_67">LIKE</text:span><text:span text:style-name="T41_68"><text:s/></text:span><text:span text:style-name="T41_69">TO</text:span><text:span text:style-name="T41_70"><text:s/></text:span><text:span text:style-name="T41_71">BE</text:span><text:span text:style-name="T41_72"><text:s/></text:span><text:span text:style-name="T41_73">SAFE</text:span><text:span text:style-name="T41_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